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exporter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8.019cm"/>
    </style:style>
    <style:style style:name="co3" style:family="table-column">
      <style:table-column-properties fo:break-before="auto" style:column-width="9.013cm"/>
    </style:style>
    <style:style style:name="co4" style:family="table-column">
      <style:table-column-properties fo:break-before="auto" style:column-width="15.637cm"/>
    </style:style>
    <style:style style:name="co5" style:family="table-column">
      <style:table-column-properties fo:break-before="auto" style:column-width="2.295cm"/>
    </style:style>
    <style:style style:name="co6" style:family="table-column">
      <style:table-column-properties fo:break-before="auto" style:column-width="6.013cm"/>
    </style:style>
    <style:style style:name="co7" style:family="table-column">
      <style:table-column-properties fo:break-before="auto" style:column-width="7.37cm"/>
    </style:style>
    <style:style style:name="co8" style:family="table-column">
      <style:table-column-properties fo:break-before="auto" style:column-width="12.324cm"/>
    </style:style>
    <style:style style:name="co9" style:family="table-column">
      <style:table-column-properties fo:break-before="auto" style:column-width="0.469cm"/>
    </style:style>
    <style:style style:name="co10" style:family="table-column">
      <style:table-column-properties fo:break-before="auto" style:column-width="15.91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 fo:border="0.74pt solid #000000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3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ackground-color="#ffffff" style:text-align-source="fix" style:repeat-content="false" fo:border="0.74pt solid #000000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12" style:family="table-cell" style:parent-style-name="Default">
      <style:table-cell-properties fo:background-color="#1c1c1c" style:text-align-source="fix" style:repeat-content="false" fo:border="0.74pt solid #000000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8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9" style:family="table-cell" style:parent-style-name="Default">
      <style:table-cell-properties fo:border="0.74pt solid #000000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cccccc" fo:border="0.74pt solid #000000"/>
      <style:text-properties style:font-name="돋움" fo:font-size="9pt" style:font-name-asian="돋움" style:font-size-asian="9pt" style:font-size-complex="9pt"/>
    </style:style>
    <style:style style:name="ce22" style:family="table-cell" style:parent-style-name="Default">
      <style:text-properties style:font-name="나눔고딕1" fo:font-size="9pt" style:font-name-asian="나눔고딕1" style:font-size-asian="9pt" style:font-size-complex="9pt"/>
    </style:style>
    <style:style style:name="ce13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15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cccccc" style:text-align-source="fix" style:repeat-content="false" fo:border="0.74pt solid #000000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32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33" style:family="table-cell" style:parent-style-name="Default">
      <style:table-cell-properties fo:background-color="#000000" fo:border="0.74pt solid #000000"/>
      <style:text-properties style:font-name="돋움" fo:font-size="9pt" style:font-name-asian="돋움" style:font-size-asian="9pt" style:font-size-complex="9pt"/>
    </style:style>
    <style:style style:name="ce34" style:family="table-cell" style:parent-style-name="Default">
      <style:table-cell-properties fo:background-color="#000000" fo:border="0.74pt solid #000000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1c1c1c" style:text-align-source="fix" style:repeat-content="false" fo:border="0.74pt solid #000000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35" style:family="table-cell" style:parent-style-name="Default">
      <style:table-cell-properties fo:background-color="#dddddd" fo:border="0.74pt solid #000000"/>
      <style:text-properties style:font-name="돋움" fo:font-size="9pt" style:font-name-asian="돋움" style:font-size-asian="9pt" style:font-size-complex="9pt"/>
    </style:style>
    <style:style style:name="T1" style:family="text">
      <style:text-properties style:font-name="돋움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3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6"/>
        <table:table-column table:style-name="co6" table:default-cell-style-name="ce16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style-name="ce1" office:value-type="string" calcext:value-type="string">
            <text:p>-</text:p>
          </table:table-cell>
          <table:table-cell table:number-columns-repeated="7" table:style-name="ce6" office:value-type="string" calcext:value-type="string">
            <text:p>o</text:p>
          </table:table-cell>
          <table:table-cell table:style-name="ce32" office:value-type="string" calcext:value-type="string">
            <text:p>x</text:p>
          </table:table-cell>
          <table:table-cell table:style-name="ce6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-</text:p>
          </table:table-cell>
          <table:table-cell table:style-name="ce12" office:value-type="string" calcext:value-type="string">
            <text:p>한글 제목</text:p>
          </table:table-cell>
          <table:table-cell table:style-name="ce12" office:value-type="string" calcext:value-type="string">
            <text:p>영어 제목</text:p>
          </table:table-cell>
          <table:table-cell table:style-name="ce12" office:value-type="string" calcext:value-type="string">
            <text:p>링크</text:p>
          </table:table-cell>
          <table:table-cell table:style-name="ce12" office:value-type="string" calcext:value-type="string">
            <text:p>출시년도</text:p>
          </table:table-cell>
          <table:table-cell table:style-name="ce12" office:value-type="string" calcext:value-type="string">
            <text:p>장르</text:p>
          </table:table-cell>
          <table:table-cell table:style-name="ce12" office:value-type="string" calcext:value-type="string">
            <text:p>개발사</text:p>
          </table:table-cell>
          <table:table-cell table:style-name="ce12" office:value-type="string" calcext:value-type="string">
            <text:p>퍼블리셔</text:p>
          </table:table-cell>
          <table:table-cell table:style-name="ce32" office:value-type="string" calcext:value-type="string">
            <text:p>x</text:p>
          </table:table-cell>
          <table:table-cell table:style-name="ce10" office:value-type="string" calcext:value-type="string">
            <text:p>기타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 office:value-type="string" calcext:value-type="string">
            <text:p>과몰입금지</text:p>
          </table:table-cell>
          <table:table-cell table:style-name="ce8" office:value-type="string" calcext:value-type="string">
            <text:p>Love Too Easily</text:p>
          </table:table-cell>
          <table:table-cell table:style-name="ce8" office:value-type="string" calcext:value-type="string">
            <text:p><text:a xlink:href="https://store.steampowered.com/app/2274500/Love_Too_Easily/" xlink:type="simple">https://store.steampowered.com/app/2274500/Love_Too_Easily/</text:a></text:p>
          </table:table-cell>
          <table:table-cell table:style-name="ce13" office:value-type="float" office:value="2023" calcext:value-type="float">
            <text:p>2023</text:p>
          </table:table-cell>
          <table:table-cell table:style-name="ce13" office:value-type="string" calcext:value-type="string">
            <text:p>인터렉티브 무비</text:p>
          </table:table-cell>
          <table:table-cell table:style-name="ce8" office:value-type="string" calcext:value-type="string">
            <text:p>Monster Guide inc.</text:p>
          </table:table-cell>
          <table:table-cell table:style-name="ce8" office:value-type="string" calcext:value-type="string">
            <text:p>MediBang Games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 office:value-type="string" calcext:value-type="string">
            <text:p>기적의 분식집</text:p>
          </table:table-cell>
          <table:table-cell table:style-name="ce8" office:value-type="string" calcext:value-type="string">
            <text:p>Miracle Snack Shop</text:p>
          </table:table-cell>
          <table:table-cell table:style-name="ce8" office:value-type="string" calcext:value-type="string">
            <text:p><text:a xlink:href="https://store.steampowered.com/app/995460/Miracle_Snack_Shop/" xlink:type="simple">https://store.steampowered.com/app/995460/Miracle_Snack_Shop/</text:a></text:p>
          </table:table-cell>
          <table:table-cell table:style-name="ce13" office:value-type="float" office:value="2018" calcext:value-type="float">
            <text:p>2018</text:p>
          </table:table-cell>
          <table:table-cell table:style-name="ce13" office:value-type="string" calcext:value-type="string">
            <text:p>연애시뮬레이션, 비주얼노벨</text:p>
          </table:table-cell>
          <table:table-cell table:number-columns-repeated="2" table:style-name="ce8" office:value-type="string" calcext:value-type="string">
            <text:p>TALESSHOP Co., Ltd.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 office:value-type="string" calcext:value-type="string">
            <text:p>길고양이 이야기</text:p>
          </table:table-cell>
          <table:table-cell table:style-name="ce8" office:value-type="string" calcext:value-type="string">
            <text:p>A Street Cat's Tale</text:p>
          </table:table-cell>
          <table:table-cell table:style-name="ce8" office:value-type="string" calcext:value-type="string">
            <text:p><text:a xlink:href="https://store.steampowered.com/app/1140570/A_Street_Cats_Tale/" xlink:type="simple">https://store.steampowered.com/app/1140570/A_Street_Cats_Tale/</text:a></text:p>
          </table:table-cell>
          <table:table-cell table:style-name="ce13" office:value-type="float" office:value="2019" calcext:value-type="float">
            <text:p>2019</text:p>
          </table:table-cell>
          <table:table-cell table:style-name="ce13" office:value-type="string" calcext:value-type="string">
            <text:p>어드벤처, 시뮬레이션</text:p>
          </table:table-cell>
          <table:table-cell table:style-name="ce8" office:value-type="string" calcext:value-type="string">
            <text:p>feemodev</text:p>
          </table:table-cell>
          <table:table-cell table:style-name="ce8" office:value-type="string" calcext:value-type="string">
            <text:p>CFK Co., Ltd.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 office:value-type="string" calcext:value-type="string">
            <text:p>난중설화</text:p>
          </table:table-cell>
          <table:table-cell table:style-name="ce8" office:value-type="string" calcext:value-type="string">
            <text:p>The Tales of Imjin War</text:p>
          </table:table-cell>
          <table:table-cell table:style-name="ce8" office:value-type="string" calcext:value-type="string">
            <text:p><text:a xlink:href="https://store.steampowered.com/app/1963080/_The_Tales_of_Imjin_War/" xlink:type="simple">https://store.steampowered.com/app/1963080/_The_Tales_of_Imjin_War/</text:a></text:p>
          </table:table-cell>
          <table:table-cell table:style-name="ce13" office:value-type="float" office:value="2022" calcext:value-type="float">
            <text:p>2022</text:p>
          </table:table-cell>
          <table:table-cell table:style-name="ce13" office:value-type="string" calcext:value-type="string">
            <text:p>벨트스크롤 액션 RPG</text:p>
          </table:table-cell>
          <table:table-cell table:number-columns-repeated="2" table:style-name="ce8" office:value-type="string" calcext:value-type="string">
            <text:p>Devmaru Inc.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 office:value-type="string" calcext:value-type="string">
            <text:p>네바에</text:p>
          </table:table-cell>
          <table:table-cell table:style-name="ce8" office:value-type="string" calcext:value-type="string">
            <text:p>Nevaeh</text:p>
          </table:table-cell>
          <table:table-cell table:style-name="ce8" office:value-type="string" calcext:value-type="string">
            <text:p><text:a xlink:href="https://store.steampowered.com/app/1222090/Nevaeh/" xlink:type="simple">https://store.steampowered.com/app/1222090/Nevaeh/</text:a></text:p>
          </table:table-cell>
          <table:table-cell table:style-name="ce13" office:value-type="float" office:value="2020" calcext:value-type="float">
            <text:p>2020</text:p>
          </table:table-cell>
          <table:table-cell table:style-name="ce13" office:value-type="string" calcext:value-type="string">
            <text:p>2D, 액션, 퍼즐, 플랫폼</text:p>
          </table:table-cell>
          <table:table-cell table:style-name="ce8" office:value-type="string" calcext:value-type="string">
            <text:p>Alpheratz*</text:p>
          </table:table-cell>
          <table:table-cell table:style-name="ce8" office:value-type="string" calcext:value-type="string">
            <text:p>CFK Co., Ltd.</text:p>
          </table:table-cell>
          <table:table-cell table:style-name="ce33"/>
          <table:table-cell table:style-name="ce35"/>
        </table:table-row>
        <table:table-row table:style-name="ro2">
          <table:table-cell table:style-name="ce3" table:content-validation-name="val1" office:value-type="string" calcext:value-type="string">
            <text:p>o</text:p>
          </table:table-cell>
          <table:table-cell table:style-name="ce8" office:value-type="string" calcext:value-type="string">
            <text:p>더 램지</text:p>
          </table:table-cell>
          <table:table-cell table:style-name="ce8" office:value-type="string" calcext:value-type="string">
            <text:p>The Ramsey</text:p>
          </table:table-cell>
          <table:table-cell table:style-name="ce8" office:value-type="string" calcext:value-type="string">
            <text:p><text:a xlink:href="https://store.steampowered.com/app/2108060/The_Ramsey/" xlink:type="simple">https://store.steampowered.com/app/2108060/The_Ramsey/</text:a></text:p>
          </table:table-cell>
          <table:table-cell table:style-name="ce13" office:value-type="float" office:value="2023" calcext:value-type="float">
            <text:p>2023</text:p>
          </table:table-cell>
          <table:table-cell table:style-name="ce13" office:value-type="string" calcext:value-type="string">
            <text:p>액션, 퍼즐, 플랫폼</text:p>
          </table:table-cell>
          <table:table-cell table:number-columns-repeated="2" table:style-name="ce8" office:value-type="string" calcext:value-type="string">
            <text:p>IKINAGAMES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 office:value-type="string" calcext:value-type="string">
            <text:p>던전 로드</text:p>
          </table:table-cell>
          <table:table-cell table:style-name="ce8" office:value-type="string" calcext:value-type="string">
            <text:p>Dungeon Lord</text:p>
          </table:table-cell>
          <table:table-cell table:style-name="ce8" office:value-type="string" calcext:value-type="string">
            <text:p><text:a xlink:href="https://store.steampowered.com/app/1429670/Dungeon_Lord/" xlink:type="simple">https://store.steampowered.com/app/1429670/Dungeon_Lord/</text:a></text:p>
          </table:table-cell>
          <table:table-cell table:style-name="ce13" office:value-type="float" office:value="2020" calcext:value-type="float">
            <text:p>2020</text:p>
          </table:table-cell>
          <table:table-cell table:style-name="ce13" office:value-type="string" calcext:value-type="string">
            <text:p>비주얼노벨</text:p>
          </table:table-cell>
          <table:table-cell table:number-columns-repeated="2" table:style-name="ce8" office:value-type="string" calcext:value-type="string">
            <text:p>TALESSHOP Co., Ltd.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 office:value-type="string" calcext:value-type="string">
            <text:p>데이브 더 다이버</text:p>
          </table:table-cell>
          <table:table-cell table:style-name="ce8" office:value-type="string" calcext:value-type="string">
            <text:p>DAVE THE DIVER</text:p>
          </table:table-cell>
          <table:table-cell table:style-name="ce8" office:value-type="string" calcext:value-type="string">
            <text:p><text:a xlink:href="https://store.steampowered.com/app/1868140/DAVE_THE_DIVER/" xlink:type="simple">https://store.steampowered.com/app/1868140/DAVE_THE_DIVER/</text:a></text:p>
          </table:table-cell>
          <table:table-cell table:style-name="ce13" office:value-type="float" office:value="2022" calcext:value-type="float">
            <text:p>2022</text:p>
          </table:table-cell>
          <table:table-cell table:style-name="ce13" office:value-type="string" calcext:value-type="string">
            <text:p>어드벤처, RPG</text:p>
          </table:table-cell>
          <table:table-cell table:number-columns-repeated="2" table:style-name="ce8" office:value-type="string" calcext:value-type="string">
            <text:p>MINTROCKET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 office:value-type="string" calcext:value-type="string">
            <text:p>라핀</text:p>
          </table:table-cell>
          <table:table-cell table:style-name="ce8" office:value-type="string" calcext:value-type="string">
            <text:p>LAPIN</text:p>
          </table:table-cell>
          <table:table-cell table:style-name="ce8" office:value-type="string" calcext:value-type="string">
            <text:p><text:a xlink:href="https://store.steampowered.com/app/1454540/LAPIN/" xlink:type="simple">https://store.steampowered.com/app/1454540/LAPIN/</text:a></text:p>
          </table:table-cell>
          <table:table-cell table:style-name="ce13" office:value-type="float" office:value="2023" calcext:value-type="float">
            <text:p>2023</text:p>
          </table:table-cell>
          <table:table-cell table:style-name="ce13" office:value-type="string" calcext:value-type="string">
            <text:p>2D 정밀 플랫포머</text:p>
          </table:table-cell>
          <table:table-cell table:number-columns-repeated="2" table:style-name="ce8" office:value-type="string" calcext:value-type="string">
            <text:p>Studio Doodal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 office:value-type="string" calcext:value-type="string">
            <text:p>루바토: 오리지널 콤플렉스</text:p>
          </table:table-cell>
          <table:table-cell table:style-name="ce8" office:value-type="string" calcext:value-type="string">
            <text:p>Ruvato: Original Complex</text:p>
          </table:table-cell>
          <table:table-cell table:style-name="ce8" office:value-type="string" calcext:value-type="string">
            <text:p><text:a xlink:href="https://store.steampowered.com/app/1464500/Ruvato_Original_Complex/" xlink:type="simple">https://store.steampowered.com/app/1464500/Ruvato_Original_Complex/</text:a></text:p>
          </table:table-cell>
          <table:table-cell table:style-name="ce13" office:value-type="float" office:value="2020" calcext:value-type="float">
            <text:p>2020</text:p>
          </table:table-cell>
          <table:table-cell table:style-name="ce13" office:value-type="string" calcext:value-type="string">
            <text:p>액션, 플랫폼, 핵앤슬래시</text:p>
          </table:table-cell>
          <table:table-cell table:number-columns-repeated="2" table:style-name="ce8" office:value-type="string" calcext:value-type="string">
            <text:p>REMIMORY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 office:value-type="string" calcext:value-type="string">
            <text:p>루시의 일기</text:p>
          </table:table-cell>
          <table:table-cell table:style-name="ce8" office:value-type="string" calcext:value-type="string">
            <text:p>Diary of Lucie</text:p>
          </table:table-cell>
          <table:table-cell table:style-name="ce8" office:value-type="string" calcext:value-type="string">
            <text:p><text:a xlink:href="https://store.steampowered.com/app/1454010/Diary_of_Lucie/" xlink:type="simple">https://store.steampowered.com/app/1454010/Diary_of_Lucie/</text:a></text:p>
          </table:table-cell>
          <table:table-cell table:style-name="ce13" office:value-type="float" office:value="2023" calcext:value-type="float">
            <text:p>2023</text:p>
          </table:table-cell>
          <table:table-cell table:style-name="ce13" office:value-type="string" calcext:value-type="string">
            <text:p>액션, 로그라이트</text:p>
          </table:table-cell>
          <table:table-cell table:number-columns-repeated="2" table:style-name="ce8" office:value-type="string" calcext:value-type="string">
            <text:p>Parange Project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 office:value-type="string" calcext:value-type="string">
            <text:p>린, 퍼즐에 그려진 소녀 이야기</text:p>
          </table:table-cell>
          <table:table-cell table:style-name="ce8" office:value-type="string" calcext:value-type="string">
            <text:p>Lynn , The Girl Drawn On Puzzles</text:p>
          </table:table-cell>
          <table:table-cell table:style-name="ce8" office:value-type="string" calcext:value-type="string">
            <text:p><text:a xlink:href="https://store.steampowered.com/app/1249080/Lynn__The_Girl_Drawn_On_Puzzles/" xlink:type="simple">https://store.steampowered.com/app/1249080/Lynn__The_Girl_Drawn_On_Puzzles/</text:a></text:p>
          </table:table-cell>
          <table:table-cell table:style-name="ce13" office:value-type="float" office:value="2021" calcext:value-type="float">
            <text:p>2021</text:p>
          </table:table-cell>
          <table:table-cell table:style-name="ce13" office:value-type="string" calcext:value-type="string">
            <text:p>퍼즐</text:p>
          </table:table-cell>
          <table:table-cell table:number-columns-repeated="2" table:style-name="ce8" office:value-type="string" calcext:value-type="string">
            <text:p>DOTORIS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 office:value-type="string" calcext:value-type="string">
            <text:p>마녀의샘3 Re:Fine －인형 마녀 아이루디의 이야기－</text:p>
          </table:table-cell>
          <table:table-cell table:style-name="ce8" office:value-type="string" calcext:value-type="string">
            <text:p>WitchSpring3 Re:Fine - The Story of Eirudy -</text:p>
          </table:table-cell>
          <table:table-cell table:style-name="ce8" office:value-type="string" calcext:value-type="string">
            <text:p><text:a xlink:href="https://store.steampowered.com/app/1592520/WitchSpring3_ReFine__The_Story_of_Eirudy/" xlink:type="simple">https://store.steampowered.com/app/1592520/WitchSpring3_ReFine__The_Story_of_Eirudy/</text:a></text:p>
          </table:table-cell>
          <table:table-cell table:style-name="ce13" office:value-type="float" office:value="2021" calcext:value-type="float">
            <text:p>2021</text:p>
          </table:table-cell>
          <table:table-cell table:style-name="ce13" office:value-type="string" calcext:value-type="string">
            <text:p>RPG</text:p>
          </table:table-cell>
          <table:table-cell table:style-name="ce8" office:value-type="string" calcext:value-type="string">
            <text:p>KIWIWALKS, IKINAGAMES</text:p>
          </table:table-cell>
          <table:table-cell table:style-name="ce8" office:value-type="string" calcext:value-type="string">
            <text:p>KIWIWALKS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 office:value-type="string" calcext:value-type="string">
            <text:p>메탈릭 차일드</text:p>
          </table:table-cell>
          <table:table-cell table:style-name="ce8" office:value-type="string" calcext:value-type="string">
            <text:p>METALLIC CHILD</text:p>
          </table:table-cell>
          <table:table-cell table:style-name="ce8" office:value-type="string" calcext:value-type="string">
            <text:p><text:a xlink:href="https://store.steampowered.com/app/1490610/METALLIC_CHILD/" xlink:type="simple">https://store.steampowered.com/app/1490610/METALLIC_CHILD/</text:a></text:p>
          </table:table-cell>
          <table:table-cell table:style-name="ce13" office:value-type="float" office:value="2021" calcext:value-type="float">
            <text:p>2021</text:p>
          </table:table-cell>
          <table:table-cell table:style-name="ce13" office:value-type="string" calcext:value-type="string">
            <text:p>액션, 로그라이크</text:p>
          </table:table-cell>
          <table:table-cell table:style-name="ce8" office:value-type="string" calcext:value-type="string">
            <text:p>Action Square(STUDIO HG)</text:p>
          </table:table-cell>
          <table:table-cell table:style-name="ce8" office:value-type="string" calcext:value-type="string">
            <text:p>CREST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 office:value-type="string" calcext:value-type="string">
            <text:p>모나드의 겨울</text:p>
          </table:table-cell>
          <table:table-cell table:style-name="ce8" office:value-type="string" calcext:value-type="string">
            <text:p>Monads</text:p>
          </table:table-cell>
          <table:table-cell table:style-name="ce8" office:value-type="string" calcext:value-type="string">
            <text:p><text:a xlink:href="https://store.steampowered.com/app/814870/Monads/" xlink:type="simple">https://store.steampowered.com/app/814870/Monads/</text:a></text:p>
          </table:table-cell>
          <table:table-cell table:style-name="ce13" office:value-type="float" office:value="2019" calcext:value-type="float">
            <text:p>2019</text:p>
          </table:table-cell>
          <table:table-cell table:style-name="ce13" office:value-type="string" calcext:value-type="string">
            <text:p>SRPG</text:p>
          </table:table-cell>
          <table:table-cell table:number-columns-repeated="2" table:style-name="ce8" office:value-type="string" calcext:value-type="string">
            <text:p>Team Monad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 office:value-type="string" calcext:value-type="string">
            <text:p>모나드의 겨울 II</text:p>
          </table:table-cell>
          <table:table-cell table:style-name="ce8" office:value-type="string" calcext:value-type="string">
            <text:p>Monads II</text:p>
          </table:table-cell>
          <table:table-cell table:style-name="ce8" office:value-type="string" calcext:value-type="string">
            <text:p><text:a xlink:href="https://store.steampowered.com/app/1386340/Monads_II/" xlink:type="simple">https://store.steampowered.com/app/1386340/Monads_II/</text:a></text:p>
          </table:table-cell>
          <table:table-cell table:style-name="ce13" office:value-type="float" office:value="2020" calcext:value-type="float">
            <text:p>2020</text:p>
          </table:table-cell>
          <table:table-cell table:style-name="ce13" office:value-type="string" calcext:value-type="string">
            <text:p>SRPG</text:p>
          </table:table-cell>
          <table:table-cell table:number-columns-repeated="2" table:style-name="ce8" office:value-type="string" calcext:value-type="string">
            <text:p>Team Monad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 office:value-type="string" calcext:value-type="string">
            <text:p>모태솔로</text:p>
          </table:table-cell>
          <table:table-cell table:style-name="ce8" office:value-type="string" calcext:value-type="string">
            <text:p>Motesolo : No Girlfriend Since Birth</text:p>
          </table:table-cell>
          <table:table-cell table:style-name="ce8" office:value-type="string" calcext:value-type="string">
            <text:p><text:a xlink:href="https://store.steampowered.com/app/1414180/Motesolo__No_Girlfriend_Since_Birth/" xlink:type="simple">https://store.steampowered.com/app/1414180/Motesolo__No_Girlfriend_Since_Birth/</text:a></text:p>
          </table:table-cell>
          <table:table-cell table:style-name="ce13" office:value-type="float" office:value="2021" calcext:value-type="float">
            <text:p>2021</text:p>
          </table:table-cell>
          <table:table-cell table:style-name="ce13" office:value-type="string" calcext:value-type="string">
            <text:p>인터렉티브 무비</text:p>
          </table:table-cell>
          <table:table-cell table:number-columns-repeated="2" table:style-name="ce8" office:value-type="string" calcext:value-type="string">
            <text:p>INDICAVA INTERACTIVE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 office:value-type="string" calcext:value-type="string">
            <text:p>블루 웬즈데이</text:p>
          </table:table-cell>
          <table:table-cell table:style-name="ce8" office:value-type="string" calcext:value-type="string">
            <text:p>Blue Wednesday</text:p>
          </table:table-cell>
          <table:table-cell table:style-name="ce8" office:value-type="string" calcext:value-type="string">
            <text:p><text:a xlink:href="https://store.steampowered.com/app/2129160/Blue_Wednesday/" xlink:type="simple">https://store.steampowered.com/app/2129160/Blue_Wednesday/</text:a></text:p>
          </table:table-cell>
          <table:table-cell table:style-name="ce13" office:value-type="float" office:value="2023" calcext:value-type="float">
            <text:p>2023</text:p>
          </table:table-cell>
          <table:table-cell table:style-name="ce13" office:value-type="string" calcext:value-type="string">
            <text:p>스토리 어드벤처</text:p>
          </table:table-cell>
          <table:table-cell table:number-columns-repeated="2" table:style-name="ce8" office:value-type="string" calcext:value-type="string">
            <text:p>Buff Studio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 office:value-type="string" calcext:value-type="string">
            <text:p>사그레스</text:p>
          </table:table-cell>
          <table:table-cell table:style-name="ce8" office:value-type="string" calcext:value-type="string">
            <text:p>Sagres</text:p>
          </table:table-cell>
          <table:table-cell table:style-name="ce8" office:value-type="string" calcext:value-type="string">
            <text:p><text:a xlink:href="https://store.steampowered.com/app/2120310/sagres/" xlink:type="simple">https://store.steampowered.com/app/2120310/sagres/</text:a></text:p>
          </table:table-cell>
          <table:table-cell table:style-name="ce13" office:value-type="float" office:value="2023" calcext:value-type="float">
            <text:p>2023</text:p>
          </table:table-cell>
          <table:table-cell table:style-name="ce13" office:value-type="string" calcext:value-type="string">
            <text:p>역사, 항해, 어드벤처</text:p>
          </table:table-cell>
          <table:table-cell table:style-name="ce8" office:value-type="string" calcext:value-type="string">
            <text:p>ooze</text:p>
          </table:table-cell>
          <table:table-cell table:style-name="ce8" office:value-type="string" calcext:value-type="string">
            <text:p>Kakehashi Games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 office:value-type="string" calcext:value-type="string">
            <text:p>사망여각</text:p>
          </table:table-cell>
          <table:table-cell table:style-name="ce8" office:value-type="string" calcext:value-type="string">
            <text:p>8Doors: Arum's Afterlife Adventure</text:p>
          </table:table-cell>
          <table:table-cell table:style-name="ce8" office:value-type="string" calcext:value-type="string">
            <text:p><text:a xlink:href="https://store.steampowered.com/app/668550/_8Doors_Arums_Afterlife_Adventure/" xlink:type="simple">https://store.steampowered.com/app/668550/_8Doors_Arums_Afterlife_Adventure/</text:a></text:p>
          </table:table-cell>
          <table:table-cell table:style-name="ce13" office:value-type="float" office:value="2021" calcext:value-type="float">
            <text:p>2021</text:p>
          </table:table-cell>
          <table:table-cell table:style-name="ce13" office:value-type="string" calcext:value-type="string">
            <text:p>메트로베니아</text:p>
          </table:table-cell>
          <table:table-cell table:style-name="ce8" office:value-type="string" calcext:value-type="string">
            <text:p>Rootless Studio</text:p>
          </table:table-cell>
          <table:table-cell table:style-name="ce8" office:value-type="string" calcext:value-type="string">
            <text:p>NEOWIZ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 office:value-type="string" calcext:value-type="string">
            <text:p>산나비</text:p>
          </table:table-cell>
          <table:table-cell table:style-name="ce8" office:value-type="string" calcext:value-type="string">
            <text:p>SANABI: The Revenant</text:p>
          </table:table-cell>
          <table:table-cell table:style-name="ce8" office:value-type="string" calcext:value-type="string">
            <text:p><text:a xlink:href="https://store.steampowered.com/app/1562700/SANABI/" xlink:type="simple">https://store.steampowered.com/app/1562700/SANABI/</text:a></text:p>
          </table:table-cell>
          <table:table-cell table:style-name="ce13" office:value-type="float" office:value="2022" calcext:value-type="float">
            <text:p>2022</text:p>
          </table:table-cell>
          <table:table-cell table:style-name="ce13" office:value-type="string" calcext:value-type="string">
            <text:p>액션, 어드벤처</text:p>
          </table:table-cell>
          <table:table-cell table:style-name="ce8" office:value-type="string" calcext:value-type="string">
            <text:p>WONDER POTION</text:p>
          </table:table-cell>
          <table:table-cell table:style-name="ce8" office:value-type="string" calcext:value-type="string">
            <text:p>NEOWIZ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 office:value-type="string" calcext:value-type="string">
            <text:p>세븐데이즈 오리진</text:p>
          </table:table-cell>
          <table:table-cell table:style-name="ce8" office:value-type="string" calcext:value-type="string">
            <text:p>7Days Origins</text:p>
          </table:table-cell>
          <table:table-cell table:style-name="ce8" office:value-type="string" calcext:value-type="string">
            <text:p><text:a xlink:href="https://store.steampowered.com/app/1494140/7Days_Origins/" xlink:type="simple">https://store.steampowered.com/app/1494140/7Days_Origins/</text:a></text:p>
          </table:table-cell>
          <table:table-cell table:style-name="ce13" office:value-type="float" office:value="2021" calcext:value-type="float">
            <text:p>2021</text:p>
          </table:table-cell>
          <table:table-cell table:style-name="ce13" office:value-type="string" calcext:value-type="string">
            <text:p>텍스트 어드벤처</text:p>
          </table:table-cell>
          <table:table-cell table:number-columns-repeated="2" table:style-name="ce8" office:value-type="string" calcext:value-type="string">
            <text:p>Buff Studio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 office:value-type="string" calcext:value-type="string">
            <text:p>숲속의 작은 마녀</text:p>
          </table:table-cell>
          <table:table-cell table:style-name="ce8" office:value-type="string" calcext:value-type="string">
            <text:p>Little Witch in the Woods</text:p>
          </table:table-cell>
          <table:table-cell table:style-name="ce8" office:value-type="string" calcext:value-type="string">
            <text:p><text:a xlink:href="https://store.steampowered.com/app/1594940/Little_Witch_in_the_Woods/" xlink:type="simple">https://store.steampowered.com/app/1594940/Little_Witch_in_the_Woods/</text:a></text:p>
          </table:table-cell>
          <table:table-cell table:style-name="ce13" office:value-type="float" office:value="2022" calcext:value-type="float">
            <text:p>2022</text:p>
          </table:table-cell>
          <table:table-cell table:style-name="ce13" office:value-type="string" calcext:value-type="string">
            <text:p>시뮬레이션</text:p>
          </table:table-cell>
          <table:table-cell table:number-columns-repeated="2" table:style-name="ce8" office:value-type="string" calcext:value-type="string">
            <text:p>SUNNY SIDE UP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 office:value-type="string" calcext:value-type="string">
            <text:p>썸썸 편의점</text:p>
          </table:table-cell>
          <table:table-cell table:style-name="ce8" office:value-type="string" calcext:value-type="string">
            <text:p>Some Some Convenience Store</text:p>
          </table:table-cell>
          <table:table-cell table:style-name="ce8" office:value-type="string" calcext:value-type="string">
            <text:p><text:a xlink:href="https://store.steampowered.com/app/1217390/Some_Some_Convenience_Store/" xlink:type="simple">https://store.steampowered.com/app/1217390/Some_Some_Convenience_Store/</text:a></text:p>
          </table:table-cell>
          <table:table-cell table:style-name="ce13" office:value-type="float" office:value="2020" calcext:value-type="float">
            <text:p>2020</text:p>
          </table:table-cell>
          <table:table-cell table:style-name="ce13" office:value-type="string" calcext:value-type="string">
            <text:p>연애시뮬레이션</text:p>
          </table:table-cell>
          <table:table-cell table:number-columns-repeated="2" table:style-name="ce8" office:value-type="string" calcext:value-type="string">
            <text:p>TALESSHOP Co., Ltd.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 office:value-type="string" calcext:value-type="string">
            <text:p>아라하 : 이은도의 저주</text:p>
          </table:table-cell>
          <table:table-cell table:style-name="ce8" office:value-type="string" calcext:value-type="string">
            <text:p>Araha : Curse of Yieun Island</text:p>
          </table:table-cell>
          <table:table-cell table:style-name="ce8" office:value-type="string" calcext:value-type="string">
            <text:p><text:a xlink:href="https://store.steampowered.com/app/1190130/Araha__Curse_of_Yieun_Island/" xlink:type="simple">https://store.steampowered.com/app/1190130/Araha__Curse_of_Yieun_Island/</text:a></text:p>
          </table:table-cell>
          <table:table-cell table:style-name="ce13" office:value-type="float" office:value="2020" calcext:value-type="float">
            <text:p>2020</text:p>
          </table:table-cell>
          <table:table-cell table:style-name="ce13" office:value-type="string" calcext:value-type="string">
            <text:p>1인칭 공포</text:p>
          </table:table-cell>
          <table:table-cell table:number-columns-repeated="2" table:style-name="ce8" office:value-type="string" calcext:value-type="string">
            <text:p>Palmsoft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x</text:p>
          </table:table-cell>
          <table:table-cell table:style-name="ce8" office:value-type="string" calcext:value-type="string">
            <text:p>아키타입 블루</text:p>
          </table:table-cell>
          <table:table-cell table:style-name="ce8" office:value-type="string" calcext:value-type="string">
            <text:p>ARCHETYPE BLUE</text:p>
          </table:table-cell>
          <table:table-cell table:style-name="ce8" office:value-type="string" calcext:value-type="string">
            <text:p><text:a xlink:href="https://store.steampowered.com/app/2541560/ARCHETYPE_BLUE/" xlink:type="simple">https://store.steampowered.com/app/2541560/ARCHETYPE_BLUE/</text:a>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로그라이트 덱빌딩</text:p>
          </table:table-cell>
          <table:table-cell table:style-name="ce8" office:value-type="string" calcext:value-type="string">
            <text:p>Codename Bom</text:p>
          </table:table-cell>
          <table:table-cell table:style-name="ce8" office:value-type="string" calcext:value-type="string">
            <text:p>CFK Co., Ltd.</text:p>
          </table:table-cell>
          <table:table-cell table:style-name="ce33"/>
          <table:table-cell table:style-name="ce35" office:value-type="string" calcext:value-type="string">
            <text:p>플레이 가능 버전 미 공개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 office:value-type="string" calcext:value-type="string">
            <text:p>엑스 인베이더</text:p>
          </table:table-cell>
          <table:table-cell table:style-name="ce8" office:value-type="string" calcext:value-type="string">
            <text:p>X Invader</text:p>
          </table:table-cell>
          <table:table-cell table:style-name="ce8" office:value-type="string" calcext:value-type="string">
            <text:p><text:a xlink:href="https://store.steampowered.com/app/2090760/X_Invader/" xlink:type="simple">https://store.steampowered.com/app/2090760/X_Invader/</text:a></text:p>
          </table:table-cell>
          <table:table-cell table:style-name="ce13" office:value-type="float" office:value="2023" calcext:value-type="float">
            <text:p>2023</text:p>
          </table:table-cell>
          <table:table-cell table:style-name="ce13" office:value-type="string" calcext:value-type="string">
            <text:p>액션, 로그라이트, 핵앤슬래시</text:p>
          </table:table-cell>
          <table:table-cell table:number-columns-repeated="2" table:style-name="ce8" office:value-type="string" calcext:value-type="string">
            <text:p>ALLAF GAMES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 office:value-type="string" calcext:value-type="string">
            <text:p>오구와 비밀의 숲</text:p>
          </table:table-cell>
          <table:table-cell table:style-name="ce8" office:value-type="string" calcext:value-type="string">
            <text:p>Ogu and the Secret Forest</text:p>
          </table:table-cell>
          <table:table-cell table:style-name="ce8" office:value-type="string" calcext:value-type="string">
            <text:p><text:a xlink:href="https://store.steampowered.com/app/1985960/Ogu_and_the_Secret_Forest/" xlink:type="simple">https://store.steampowered.com/app/1985960/Ogu_and_the_Secret_Forest/</text:a></text:p>
          </table:table-cell>
          <table:table-cell table:style-name="ce13" office:value-type="float" office:value="2023" calcext:value-type="float">
            <text:p>2023</text:p>
          </table:table-cell>
          <table:table-cell table:style-name="ce13" office:value-type="string" calcext:value-type="string">
            <text:p>액션어드벤처, 퍼즐</text:p>
          </table:table-cell>
          <table:table-cell table:style-name="ce8" office:value-type="string" calcext:value-type="string">
            <text:p>Moonlab Studio, Sinkhole Studio</text:p>
          </table:table-cell>
          <table:table-cell table:style-name="ce8" office:value-type="string" calcext:value-type="string">
            <text:p>Sinkhole Studio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 office:value-type="string" calcext:value-type="string">
            <text:p>이터널 리턴</text:p>
          </table:table-cell>
          <table:table-cell table:style-name="ce8" office:value-type="string" calcext:value-type="string">
            <text:p>Eternal Return</text:p>
          </table:table-cell>
          <table:table-cell table:style-name="ce8" office:value-type="string" calcext:value-type="string">
            <text:p><text:a xlink:href="https://store.steampowered.com/app/1049590/Eternal_Return/" xlink:type="simple">https://store.steampowered.com/app/1049590/Eternal_Return/</text:a></text:p>
          </table:table-cell>
          <table:table-cell table:style-name="ce13" office:value-type="float" office:value="2023" calcext:value-type="float">
            <text:p>2023</text:p>
          </table:table-cell>
          <table:table-cell table:style-name="ce13" office:value-type="string" calcext:value-type="string">
            <text:p>배틀로얄 건플레이</text:p>
          </table:table-cell>
          <table:table-cell table:style-name="ce8" office:value-type="string" calcext:value-type="string">
            <text:p>Nimble Neuron</text:p>
          </table:table-cell>
          <table:table-cell table:style-name="ce8" office:value-type="string" calcext:value-type="string">
            <text:p>Kakao Games Europe B.V. (EU,NA,OCE), Nimble Neuron (Excluding EU,NA,OCE)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 office:value-type="string" calcext:value-type="string">
            <text:p>장화홍련: 기억의 조각</text:p>
          </table:table-cell>
          <table:table-cell table:style-name="ce9" office:value-type="string" calcext:value-type="string">
            <text:p>Rose and Lotus: Petals of Memories</text:p>
          </table:table-cell>
          <table:table-cell table:style-name="ce9" office:value-type="string" calcext:value-type="string">
            <text:p><text:a xlink:href="https://store.steampowered.com/app/699710/Rose_and_Lotus_Petals_of_Memories/" xlink:type="simple">https://store.steampowered.com/app/699710/Rose_and_Lotus_Petals_of_Memories/</text:a></text:p>
          </table:table-cell>
          <table:table-cell table:style-name="ce15" office:value-type="float" office:value="2023" calcext:value-type="float">
            <text:p>2023</text:p>
          </table:table-cell>
          <table:table-cell table:style-name="ce13" office:value-type="string" calcext:value-type="string">
            <text:p>2D, 포인트앤클릭</text:p>
          </table:table-cell>
          <table:table-cell table:number-columns-repeated="2" table:style-name="ce9" office:value-type="string" calcext:value-type="string">
            <text:p>5minlab Corp.</text:p>
          </table:table-cell>
          <table:table-cell table:style-name="ce34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크로노 아크</text:p>
          </table:table-cell>
          <table:table-cell table:style-name="ce9" office:value-type="string" calcext:value-type="string">
            <text:p>Chrono Ark</text:p>
          </table:table-cell>
          <table:table-cell table:style-name="ce9" office:value-type="string" calcext:value-type="string">
            <text:p><text:a xlink:href="https://store.steampowered.com/app/1188930/Chrono_Ark/" xlink:type="simple">https://store.steampowered.com/app/1188930/Chrono_Ark/</text:a></text:p>
          </table:table-cell>
          <table:table-cell table:style-name="ce15" office:value-type="float" office:value="2019" calcext:value-type="float">
            <text:p>2019</text:p>
          </table:table-cell>
          <table:table-cell table:style-name="ce13" office:value-type="string" calcext:value-type="string">
            <text:p>로그라이크, 덱빌딩</text:p>
          </table:table-cell>
          <table:table-cell table:number-columns-repeated="2" table:style-name="ce9" office:value-type="string" calcext:value-type="string">
            <text:p>Al Fine</text:p>
          </table:table-cell>
          <table:table-cell table:style-name="ce34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트러블슈터: 버려진 아이들</text:p>
          </table:table-cell>
          <table:table-cell table:style-name="ce9" office:value-type="string" calcext:value-type="string">
            <text:p>TROUBLESHOOTER: Abandoned Children</text:p>
          </table:table-cell>
          <table:table-cell table:style-name="ce9" office:value-type="string" calcext:value-type="string">
            <text:p><text:a xlink:href="https://store.steampowered.com/app/470310/TROUBLESHOOTER_Abandoned_Children/" xlink:type="simple">https://store.steampowered.com/app/470310/TROUBLESHOOTER_Abandoned_Children/</text:a></text:p>
          </table:table-cell>
          <table:table-cell table:style-name="ce15" office:value-type="float" office:value="2020" calcext:value-type="float">
            <text:p>2020</text:p>
          </table:table-cell>
          <table:table-cell table:style-name="ce13" office:value-type="string" calcext:value-type="string">
            <text:p>턴제 전략 SRPG</text:p>
          </table:table-cell>
          <table:table-cell table:number-columns-repeated="2" table:style-name="ce9" office:value-type="string" calcext:value-type="string">
            <text:p>Dandylion</text:p>
          </table:table-cell>
          <table:table-cell table:style-name="ce34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 office:value-type="string" calcext:value-type="string">
            <text:p>팀파이트 매니저</text:p>
          </table:table-cell>
          <table:table-cell table:style-name="ce8" office:value-type="string" calcext:value-type="string">
            <text:p>Teamfight Manager</text:p>
          </table:table-cell>
          <table:table-cell table:style-name="ce8" office:value-type="string" calcext:value-type="string">
            <text:p><text:a xlink:href="https://store.steampowered.com/app/1372810/Teamfight_Manager/" xlink:type="simple">https://store.steampowered.com/app/1372810/Teamfight_Manager/</text:a></text:p>
          </table:table-cell>
          <table:table-cell table:style-name="ce13" office:value-type="float" office:value="2021" calcext:value-type="float">
            <text:p>2021</text:p>
          </table:table-cell>
          <table:table-cell table:style-name="ce13" office:value-type="string" calcext:value-type="string">
            <text:p>시뮬레이션, 경영, 오토배틀러</text:p>
          </table:table-cell>
          <table:table-cell table:number-columns-repeated="2" table:style-name="ce8" office:value-type="string" calcext:value-type="string">
            <text:p>Team Samoyed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 office:value-type="string" calcext:value-type="string">
            <text:p>파이널나이트</text:p>
          </table:table-cell>
          <table:table-cell table:style-name="ce8" office:value-type="string" calcext:value-type="string">
            <text:p>FINAL KNIGHT</text:p>
          </table:table-cell>
          <table:table-cell table:style-name="ce8" office:value-type="string" calcext:value-type="string">
            <text:p><text:a xlink:href="https://store.steampowered.com/app/2072980/FINAL_KNIGHT/" xlink:type="simple">https://store.steampowered.com/app/2072980/FINAL_KNIGHT/</text:a></text:p>
          </table:table-cell>
          <table:table-cell table:style-name="ce13" office:value-type="string" calcext:value-type="string">
            <text:p>2023Q4 예정</text:p>
          </table:table-cell>
          <table:table-cell table:style-name="ce13" office:value-type="string" calcext:value-type="string">
            <text:p>벨트스크롤, 액션RPG</text:p>
          </table:table-cell>
          <table:table-cell table:style-name="ce8" office:value-type="string" calcext:value-type="string">
            <text:p>2oclocksoft</text:p>
          </table:table-cell>
          <table:table-cell table:style-name="ce8" office:value-type="string" calcext:value-type="string">
            <text:p>GRAVITY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플레비 퀘스트: 더 크루세이즈</text:p>
          </table:table-cell>
          <table:table-cell table:style-name="ce9" office:value-type="string" calcext:value-type="string">
            <text:p>Plebby Quest: The Crusades</text:p>
          </table:table-cell>
          <table:table-cell table:style-name="ce9" office:value-type="string" calcext:value-type="string">
            <text:p><text:a xlink:href="https://store.steampowered.com/app/334310/Plebby_Quest_The_Crusades/" xlink:type="simple">https://store.steampowered.com/app/334310/Plebby_Quest_The_Crusades/</text:a></text:p>
          </table:table-cell>
          <table:table-cell table:style-name="ce15" office:value-type="float" office:value="2020" calcext:value-type="float">
            <text:p>2020</text:p>
          </table:table-cell>
          <table:table-cell table:style-name="ce13" office:value-type="string" calcext:value-type="string">
            <text:p>턴제 전략 시뮬레이션</text:p>
          </table:table-cell>
          <table:table-cell table:style-name="ce9" office:value-type="string" calcext:value-type="string">
            <text:p>PiedPipers Team</text:p>
          </table:table-cell>
          <table:table-cell table:style-name="ce9" office:value-type="string" calcext:value-type="string">
            <text:p>NEOWIZ</text:p>
          </table:table-cell>
          <table:table-cell table:style-name="ce34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 office:value-type="string" calcext:value-type="string">
            <text:p>피피숲의 연금술사</text:p>
          </table:table-cell>
          <table:table-cell table:style-name="ce8" office:value-type="string" calcext:value-type="string">
            <text:p>Alchemist of Pipi Forest</text:p>
          </table:table-cell>
          <table:table-cell table:style-name="ce8" office:value-type="string" calcext:value-type="string">
            <text:p><text:a xlink:href="https://store.steampowered.com/app/1587240/Alchemist_of_Pipi_Forest/" xlink:type="simple">https://store.steampowered.com/app/1587240/Alchemist_of_Pipi_Forest/</text:a></text:p>
          </table:table-cell>
          <table:table-cell table:style-name="ce13" office:value-type="float" office:value="2021" calcext:value-type="float">
            <text:p>2021</text:p>
          </table:table-cell>
          <table:table-cell table:style-name="ce13" office:value-type="string" calcext:value-type="string">
            <text:p>RPG, 어드벤처</text:p>
          </table:table-cell>
          <table:table-cell table:number-columns-repeated="2" table:style-name="ce8" office:value-type="string" calcext:value-type="string">
            <text:p>깡토 스튜디오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x</text:p>
          </table:table-cell>
          <table:table-cell table:number-columns-repeated="3" table:style-name="ce11" office:value-type="string" calcext:value-type="string">
            <text:p>dummy</text:p>
          </table:table-cell>
          <table:table-cell table:number-columns-repeated="2" table:style-name="ce30" office:value-type="string" calcext:value-type="string">
            <text:p>dummy</text:p>
          </table:table-cell>
          <table:table-cell table:number-columns-repeated="2" table:style-name="ce11" office:value-type="string" calcext:value-type="string">
            <text:p>dummy</text:p>
          </table:table-cell>
          <table:table-cell table:style-name="ce33"/>
          <table:table-cell table:style-name="ce11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 office:value-type="string" calcext:value-type="string">
            <text:p>P의 거짓</text:p>
          </table:table-cell>
          <table:table-cell table:style-name="ce8" office:value-type="string" calcext:value-type="string">
            <text:p>Lies of P</text:p>
          </table:table-cell>
          <table:table-cell table:style-name="ce8" office:value-type="string" calcext:value-type="string">
            <text:p><text:a xlink:href="https://store.steampowered.com/app/1627720/P__Lies_of_P/" xlink:type="simple">https://store.steampowered.com/app/1627720/P__Lies_of_P/</text:a></text:p>
          </table:table-cell>
          <table:table-cell table:style-name="ce13" office:value-type="float" office:value="2023" calcext:value-type="float">
            <text:p>2023</text:p>
          </table:table-cell>
          <table:table-cell table:style-name="ce13" office:value-type="string" calcext:value-type="string">
            <text:p>액션RPG</text:p>
          </table:table-cell>
          <table:table-cell table:number-columns-repeated="2" table:style-name="ce8" office:value-type="string" calcext:value-type="string">
            <text:p>NEOWIZ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8" office:value-type="string" calcext:value-type="string">
            <text:p>21 Days</text:p>
          </table:table-cell>
          <table:table-cell table:style-name="ce8" office:value-type="string" calcext:value-type="string">
            <text:p><text:a xlink:href="https://store.steampowered.com/app/607660/21_Days/" xlink:type="simple">https://store.steampowered.com/app/607660/21_Days/</text:a></text:p>
          </table:table-cell>
          <table:table-cell table:style-name="ce13" office:value-type="float" office:value="2017" calcext:value-type="float">
            <text:p>2017</text:p>
          </table:table-cell>
          <table:table-cell table:style-name="ce13" office:value-type="string" calcext:value-type="string">
            <text:p>난민 시뮬레이션</text:p>
          </table:table-cell>
          <table:table-cell table:number-columns-repeated="2" table:style-name="ce8" office:value-type="string" calcext:value-type="string">
            <text:p>Hardtalk Studio</text:p>
          </table:table-cell>
          <table:table-cell table:style-name="ce33"/>
          <table:table-cell table:style-name="ce35" office:value-type="string" calcext:value-type="string">
            <text:p>개발자 인터뷰 <text:a xlink:href="https://www.youtube.com/watch?v=QK7VEeGSrZU" xlink:type="simple">https://www.youtube.com/watch?v=QK7VEeGSrZU</text:a>( 여기서 장르 가져옴 )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9" office:value-type="string" calcext:value-type="string">
            <text:p>3000th Duel</text:p>
          </table:table-cell>
          <table:table-cell table:style-name="ce9" office:value-type="string" calcext:value-type="string">
            <text:p><text:a xlink:href="https://store.steampowered.com/app/1098080/3000th_Duel/" xlink:type="simple">https://store.steampowered.com/app/1098080/3000th_Duel/</text:a></text:p>
          </table:table-cell>
          <table:table-cell table:style-name="ce15" office:value-type="float" office:value="2019" calcext:value-type="float">
            <text:p>2019</text:p>
          </table:table-cell>
          <table:table-cell table:style-name="ce13" office:value-type="string" calcext:value-type="string">
            <text:p>메트로베니아, 소울라이크</text:p>
          </table:table-cell>
          <table:table-cell table:number-columns-repeated="2" table:style-name="ce9" office:value-type="string" calcext:value-type="string">
            <text:p>NEOPOPCORN Corp</text:p>
          </table:table-cell>
          <table:table-cell table:style-name="ce34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8" office:value-type="string" calcext:value-type="string">
            <text:p>6180 the moon</text:p>
          </table:table-cell>
          <table:table-cell table:style-name="ce8" office:value-type="string" calcext:value-type="string">
            <text:p><text:a xlink:href="https://store.steampowered.com/app/299660/6180_the_moon/" xlink:type="simple">https://store.steampowered.com/app/299660/6180_the_moon/</text:a></text:p>
          </table:table-cell>
          <table:table-cell table:style-name="ce13" office:value-type="float" office:value="2014" calcext:value-type="float">
            <text:p>2014</text:p>
          </table:table-cell>
          <table:table-cell table:style-name="ce13" office:value-type="string" calcext:value-type="string">
            <text:p>2D, 퍼즐, 플랫폼</text:p>
          </table:table-cell>
          <table:table-cell table:style-name="ce8" office:value-type="string" calcext:value-type="string">
            <text:p>Turtle Cream, PokPoong Games</text:p>
          </table:table-cell>
          <table:table-cell table:style-name="ce8" office:value-type="string" calcext:value-type="string">
            <text:p>Turtle Cream</text:p>
          </table:table-cell>
          <table:table-cell table:style-name="ce33"/>
          <table:table-cell table:style-name="ce35"/>
        </table:table-row>
        <table:table-row table:style-name="ro2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9" office:value-type="string" calcext:value-type="string">
            <text:p>ALTF4</text:p>
          </table:table-cell>
          <table:table-cell table:style-name="ce9" office:value-type="string" calcext:value-type="string">
            <text:p><text:a xlink:href="https://store.steampowered.com/app/1137460/ALTF4/" xlink:type="simple">https://store.steampowered.com/app/1137460/ALTF4/</text:a></text:p>
          </table:table-cell>
          <table:table-cell table:style-name="ce15" office:value-type="float" office:value="2021" calcext:value-type="float">
            <text:p>2021</text:p>
          </table:table-cell>
          <table:table-cell table:style-name="ce13" office:value-type="string" calcext:value-type="string">
            <text:p>3인칭, 영구죽음, 어드벤처</text:p>
          </table:table-cell>
          <table:table-cell table:number-columns-repeated="2" table:style-name="ce9" office:value-type="string" calcext:value-type="string">
            <text:p>PUMPKIM</text:p>
          </table:table-cell>
          <table:table-cell table:style-name="ce34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9" office:value-type="string" calcext:value-type="string">
            <text:p>ALTF42</text:p>
          </table:table-cell>
          <table:table-cell table:style-name="ce9" office:value-type="string" calcext:value-type="string">
            <text:p><text:a xlink:href="https://store.steampowered.com/app/2187230/ALTF42/" xlink:type="simple">https://store.steampowered.com/app/2187230/ALTF42/</text:a></text:p>
          </table:table-cell>
          <table:table-cell table:style-name="ce15" office:value-type="float" office:value="2023" calcext:value-type="float">
            <text:p>2023</text:p>
          </table:table-cell>
          <table:table-cell table:style-name="ce13" office:value-type="string" calcext:value-type="string">
            <text:p><text:span text:style-name="T1">3인칭, 영구죽음, </text:span>어드벤처</text:p>
          </table:table-cell>
          <table:table-cell table:style-name="ce9" office:value-type="string" calcext:value-type="string">
            <text:p>PUMPKIM</text:p>
          </table:table-cell>
          <table:table-cell table:style-name="ce9" office:value-type="string" calcext:value-type="string">
            <text:p>GRAVITY</text:p>
          </table:table-cell>
          <table:table-cell table:style-name="ce34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8" office:value-type="string" calcext:value-type="string">
            <text:p>Battery Samurai</text:p>
          </table:table-cell>
          <table:table-cell table:style-name="ce8" office:value-type="string" calcext:value-type="string">
            <text:p><text:a xlink:href="https://store.steampowered.com/app/2376780/Battery_Samurai/" xlink:type="simple">https://store.steampowered.com/app/2376780/Battery_Samurai/</text:a></text:p>
          </table:table-cell>
          <table:table-cell table:style-name="ce13" office:value-type="float" office:value="2023" calcext:value-type="float">
            <text:p>2023</text:p>
          </table:table-cell>
          <table:table-cell table:style-name="ce13" office:value-type="string" calcext:value-type="string">
            <text:p>어드벤처</text:p>
          </table:table-cell>
          <table:table-cell table:number-columns-repeated="2" table:style-name="ce8" office:value-type="string" calcext:value-type="string">
            <text:p>Matthewstone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9" office:value-type="string" calcext:value-type="string">
            <text:p>BLACK WITCHCRAFT</text:p>
          </table:table-cell>
          <table:table-cell table:style-name="ce9" office:value-type="string" calcext:value-type="string">
            <text:p><text:a xlink:href="https://store.steampowered.com/app/1557410/BLACK_WITCHCRAFT/" xlink:type="simple">https://store.steampowered.com/app/1557410/BLACK_WITCHCRAFT/</text:a></text:p>
          </table:table-cell>
          <table:table-cell table:style-name="ce15" office:value-type="float" office:value="2022" calcext:value-type="float">
            <text:p>2022</text:p>
          </table:table-cell>
          <table:table-cell table:style-name="ce13" office:value-type="string" calcext:value-type="string">
            <text:p>2D, 고딕, 액션RPG</text:p>
          </table:table-cell>
          <table:table-cell table:style-name="ce9" office:value-type="string" calcext:value-type="string">
            <text:p>QuattroGear</text:p>
          </table:table-cell>
          <table:table-cell table:style-name="ce9" office:value-type="string" calcext:value-type="string">
            <text:p>CREST</text:p>
          </table:table-cell>
          <table:table-cell table:style-name="ce34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9" office:value-type="string" calcext:value-type="string">
            <text:p>Blade Assault</text:p>
          </table:table-cell>
          <table:table-cell table:style-name="ce9" office:value-type="string" calcext:value-type="string">
            <text:p><text:a xlink:href="https://store.steampowered.com/app/1367300/Blade_Assault/" xlink:type="simple">https://store.steampowered.com/app/1367300/Blade_Assault/</text:a></text:p>
          </table:table-cell>
          <table:table-cell table:style-name="ce15" office:value-type="float" office:value="2022" calcext:value-type="float">
            <text:p>2022</text:p>
          </table:table-cell>
          <table:table-cell table:style-name="ce13" office:value-type="string" calcext:value-type="string">
            <text:p>2D, 액션, 로그라이크, 플랫폼</text:p>
          </table:table-cell>
          <table:table-cell table:style-name="ce9" office:value-type="string" calcext:value-type="string">
            <text:p>TeamSuneat</text:p>
          </table:table-cell>
          <table:table-cell table:style-name="ce9" office:value-type="string" calcext:value-type="string">
            <text:p>Neowiz</text:p>
          </table:table-cell>
          <table:table-cell table:style-name="ce34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8" office:value-type="string" calcext:value-type="string">
            <text:p>Buff Knight Advanced</text:p>
          </table:table-cell>
          <table:table-cell table:style-name="ce8" office:value-type="string" calcext:value-type="string">
            <text:p><text:a xlink:href="https://store.steampowered.com/app/385440/Buff_Knight_Advanced/" xlink:type="simple">https://store.steampowered.com/app/385440/Buff_Knight_Advanced/</text:a></text:p>
          </table:table-cell>
          <table:table-cell table:style-name="ce13" office:value-type="float" office:value="2015" calcext:value-type="float">
            <text:p>2015</text:p>
          </table:table-cell>
          <table:table-cell table:style-name="ce13" office:value-type="string" calcext:value-type="string">
            <text:p>2D, RPG</text:p>
          </table:table-cell>
          <table:table-cell table:number-columns-repeated="2" table:style-name="ce8" office:value-type="string" calcext:value-type="string">
            <text:p>Buff Studio Co.,Ltd.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9" office:value-type="string" calcext:value-type="string">
            <text:p>Chicken in the Darkness </text:p>
          </table:table-cell>
          <table:table-cell table:style-name="ce9" office:value-type="string" calcext:value-type="string">
            <text:p><text:a xlink:href="https://store.steampowered.com/app/928680/Chicken_in_the_Darkness/" xlink:type="simple">https://store.steampowered.com/app/928680/Chicken_in_the_Darkness/</text:a></text:p>
          </table:table-cell>
          <table:table-cell table:style-name="ce15" office:value-type="float" office:value="2018" calcext:value-type="float">
            <text:p>2018</text:p>
          </table:table-cell>
          <table:table-cell table:style-name="ce13" office:value-type="string" calcext:value-type="string">
            <text:p>로그라이트, 1인칭 공포</text:p>
          </table:table-cell>
          <table:table-cell table:style-name="ce9" office:value-type="string" calcext:value-type="string">
            <text:p>Jaesung Kim, Jongseop Lee, Hyunggu Han</text:p>
          </table:table-cell>
          <table:table-cell table:style-name="ce9" office:value-type="string" calcext:value-type="string">
            <text:p>BukGwak</text:p>
          </table:table-cell>
          <table:table-cell table:style-name="ce34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8" office:value-type="string" calcext:value-type="string">
            <text:p>CRANGA!: Harbor Frenzy</text:p>
          </table:table-cell>
          <table:table-cell table:style-name="ce8" office:value-type="string" calcext:value-type="string">
            <text:p><text:a xlink:href="https://store.steampowered.com/app/517970/CRANGA_Harbor_Frenzy/" xlink:type="simple">https://store.steampowered.com/app/517970/CRANGA_Harbor_Frenzy/</text:a></text:p>
          </table:table-cell>
          <table:table-cell table:style-name="ce13" office:value-type="float" office:value="2016" calcext:value-type="float">
            <text:p>2016</text:p>
          </table:table-cell>
          <table:table-cell table:style-name="ce13" office:value-type="string" calcext:value-type="string">
            <text:p>VR 퍼즐</text:p>
          </table:table-cell>
          <table:table-cell table:number-columns-repeated="2" table:style-name="ce8" office:value-type="string" calcext:value-type="string">
            <text:p>HandMade Game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8" office:value-type="string" calcext:value-type="string">
            <text:p>Crazy Farm : VRGROUND</text:p>
          </table:table-cell>
          <table:table-cell table:style-name="ce8" office:value-type="string" calcext:value-type="string">
            <text:p><text:a xlink:href="https://store.steampowered.com/app/876130/Crazy_Farm__VRGROUND/" xlink:type="simple">https://store.steampowered.com/app/876130/Crazy_Farm__VRGROUND/</text:a></text:p>
          </table:table-cell>
          <table:table-cell table:style-name="ce13" office:value-type="float" office:value="2018" calcext:value-type="float">
            <text:p>2018</text:p>
          </table:table-cell>
          <table:table-cell table:style-name="ce13" office:value-type="string" calcext:value-type="string">
            <text:p>파티 게임</text:p>
          </table:table-cell>
          <table:table-cell table:number-columns-repeated="2" table:style-name="ce8" office:value-type="string" calcext:value-type="string">
            <text:p>Jamong Inc.</text:p>
          </table:table-cell>
          <table:table-cell table:style-name="ce33"/>
          <table:table-cell table:style-name="ce35" office:value-type="string" calcext:value-type="string">
            <text:p>2018년도에 출시했는데 아직도 앞서해보기?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x</text:p>
          </table:table-cell>
          <table:table-cell table:style-name="ce8"/>
          <table:table-cell table:style-name="ce9" office:value-type="string" calcext:value-type="string">
            <text:p>Dark and Darker</text:p>
          </table:table-cell>
          <table:table-cell table:style-name="ce9" office:value-type="string" calcext:value-type="string">
            <text:p><text:a xlink:href="https://store.steampowered.com/app/2016590/Dark_and_Darker/" xlink:type="simple">https://store.steampowered.com/app/2016590/Dark_and_Darker/</text:a></text:p>
          </table:table-cell>
          <table:table-cell table:style-name="ce15" office:value-type="float" office:value="2023" calcext:value-type="float">
            <text:p>2023</text:p>
          </table:table-cell>
          <table:table-cell table:style-name="ce13" office:value-type="string" calcext:value-type="string">
            <text:p>-</text:p>
          </table:table-cell>
          <table:table-cell table:number-columns-repeated="2" table:style-name="ce9" office:value-type="string" calcext:value-type="string">
            <text:p>IRONMACE </text:p>
          </table:table-cell>
          <table:table-cell table:style-name="ce34"/>
          <table:table-cell table:style-name="ce35" office:value-type="string" calcext:value-type="string">
            <text:p>이 리스트는 스팀 게임을 위한 것이다. 스팀에 돌아오면 활성화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8" office:value-type="string" calcext:value-type="string">
            <text:p>Deep Dark Dungeon</text:p>
          </table:table-cell>
          <table:table-cell table:style-name="ce8" office:value-type="string" calcext:value-type="string">
            <text:p><text:a xlink:href="https://store.steampowered.com/app/496290/Deep_Dark_Dungeon/" xlink:type="simple">https://store.steampowered.com/app/496290/Deep_Dark_Dungeon/</text:a></text:p>
          </table:table-cell>
          <table:table-cell table:style-name="ce13" office:value-type="float" office:value="2018" calcext:value-type="float">
            <text:p>2018</text:p>
          </table:table-cell>
          <table:table-cell table:style-name="ce13" office:value-type="string" calcext:value-type="string">
            <text:p>로그라이트, 액션</text:p>
          </table:table-cell>
          <table:table-cell table:style-name="ce8" office:value-type="string" calcext:value-type="string">
            <text:p>GlassCats</text:p>
          </table:table-cell>
          <table:table-cell table:style-name="ce8" office:value-type="string" calcext:value-type="string">
            <text:p>GlassCats, PsychoFlux Entertainment</text:p>
          </table:table-cell>
          <table:table-cell table:style-name="ce33"/>
          <table:table-cell table:style-name="ce35"/>
        </table:table-row>
        <table:table-row table:style-name="ro2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8" office:value-type="string" calcext:value-type="string">
            <text:p>Dungeon Warfare</text:p>
          </table:table-cell>
          <table:table-cell table:style-name="ce8" office:value-type="string" calcext:value-type="string">
            <text:p><text:a xlink:href="https://store.steampowered.com/app/355980/Dungeon_Warfare/" xlink:type="simple">https://store.steampowered.com/app/355980/Dungeon_Warfare/</text:a></text:p>
          </table:table-cell>
          <table:table-cell table:style-name="ce13" office:value-type="float" office:value="2015" calcext:value-type="float">
            <text:p>2015</text:p>
          </table:table-cell>
          <table:table-cell table:style-name="ce13" office:value-type="string" calcext:value-type="string">
            <text:p>타워 디펜스</text:p>
          </table:table-cell>
          <table:table-cell table:number-columns-repeated="2" table:style-name="ce8" office:value-type="string" calcext:value-type="string">
            <text:p>Valsar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8" office:value-type="string" calcext:value-type="string">
            <text:p>Dungeon Warfare 2</text:p>
          </table:table-cell>
          <table:table-cell table:style-name="ce8" office:value-type="string" calcext:value-type="string">
            <text:p><text:a xlink:href="https://store.steampowered.com/app/698540/Dungeon_Warfare_2/" xlink:type="simple">https://store.steampowered.com/app/698540/Dungeon_Warfare_2/</text:a></text:p>
          </table:table-cell>
          <table:table-cell table:style-name="ce13" office:value-type="float" office:value="2018" calcext:value-type="float">
            <text:p>2018</text:p>
          </table:table-cell>
          <table:table-cell table:style-name="ce13" office:value-type="string" calcext:value-type="string">
            <text:p>타워 디펜스</text:p>
          </table:table-cell>
          <table:table-cell table:number-columns-repeated="2" table:style-name="ce8" office:value-type="string" calcext:value-type="string">
            <text:p>Valsar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9" office:value-type="string" calcext:value-type="string">
            <text:p>Dungreed</text:p>
          </table:table-cell>
          <table:table-cell table:style-name="ce9" office:value-type="string" calcext:value-type="string">
            <text:p><text:a xlink:href="https://store.steampowered.com/app/753420/Dungreed/" xlink:type="simple">https://store.steampowered.com/app/753420/Dungreed/</text:a></text:p>
          </table:table-cell>
          <table:table-cell table:style-name="ce15" office:value-type="float" office:value="2018" calcext:value-type="float">
            <text:p>2018</text:p>
          </table:table-cell>
          <table:table-cell table:style-name="ce13" office:value-type="string" calcext:value-type="string">
            <text:p>2D, 로그라이트, 횡스크롤 액션</text:p>
          </table:table-cell>
          <table:table-cell table:number-columns-repeated="2" table:style-name="ce9" office:value-type="string" calcext:value-type="string">
            <text:p>TEAM HORAY</text:p>
          </table:table-cell>
          <table:table-cell table:style-name="ce34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9" office:value-type="string" calcext:value-type="string">
            <text:p>Everslash</text:p>
          </table:table-cell>
          <table:table-cell table:style-name="ce9" office:value-type="string" calcext:value-type="string">
            <text:p><text:a xlink:href="https://store.steampowered.com/app/1152820/Everslash/" xlink:type="simple">https://store.steampowered.com/app/1152820/Everslash/</text:a></text:p>
          </table:table-cell>
          <table:table-cell table:style-name="ce15" office:value-type="float" office:value="2020" calcext:value-type="float">
            <text:p>2020</text:p>
          </table:table-cell>
          <table:table-cell table:style-name="ce13" office:value-type="string" calcext:value-type="string">
            <text:p>2D, 액션, 플랫폼</text:p>
          </table:table-cell>
          <table:table-cell table:style-name="ce9" office:value-type="string" calcext:value-type="string">
            <text:p>Jaemin Park</text:p>
          </table:table-cell>
          <table:table-cell table:style-name="ce9" office:value-type="string" calcext:value-type="string">
            <text:p>PsychoFlux Entertainment</text:p>
          </table:table-cell>
          <table:table-cell table:style-name="ce34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9" office:value-type="string" calcext:value-type="string">
            <text:p>Fairy Knights</text:p>
          </table:table-cell>
          <table:table-cell table:style-name="ce9" office:value-type="string" calcext:value-type="string">
            <text:p><text:a xlink:href="https://store.steampowered.com/app/903850/Fairy_Knights/" xlink:type="simple">https://store.steampowered.com/app/903850/Fairy_Knights/</text:a></text:p>
          </table:table-cell>
          <table:table-cell table:style-name="ce15" office:value-type="float" office:value="2019" calcext:value-type="float">
            <text:p>2019</text:p>
          </table:table-cell>
          <table:table-cell table:style-name="ce13" office:value-type="string" calcext:value-type="string">
            <text:p>퍼즐 RPG</text:p>
          </table:table-cell>
          <table:table-cell table:style-name="ce9" office:value-type="string" calcext:value-type="string">
            <text:p>WIDStudio</text:p>
          </table:table-cell>
          <table:table-cell table:style-name="ce9" office:value-type="string" calcext:value-type="string">
            <text:p>CFK Co., Ltd.</text:p>
          </table:table-cell>
          <table:table-cell table:style-name="ce34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8" office:value-type="string" calcext:value-type="string">
            <text:p>For the Revenge</text:p>
          </table:table-cell>
          <table:table-cell table:style-name="ce8" office:value-type="string" calcext:value-type="string">
            <text:p><text:a xlink:href="https://store.steampowered.com/app/893480/For_the_Revenge/" xlink:type="simple">https://store.steampowered.com/app/893480/For_the_Revenge/</text:a></text:p>
          </table:table-cell>
          <table:table-cell table:style-name="ce13" office:value-type="float" office:value="2018" calcext:value-type="float">
            <text:p>2018</text:p>
          </table:table-cell>
          <table:table-cell table:style-name="ce13" office:value-type="string" calcext:value-type="string">
            <text:p>액션, 어드벤처</text:p>
          </table:table-cell>
          <table:table-cell table:number-columns-repeated="2" table:style-name="ce8" office:value-type="string" calcext:value-type="string">
            <text:p>MME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9" office:value-type="string" calcext:value-type="string">
            <text:p>Hotel Sowls</text:p>
          </table:table-cell>
          <table:table-cell table:style-name="ce9" office:value-type="string" calcext:value-type="string">
            <text:p><text:a xlink:href="https://store.steampowered.com/app/968350/Hotel" xlink:type="simple">https://store.steampowered.com/app/968350/Hotel</text:a>_</text:p>
          </table:table-cell>
          <table:table-cell table:style-name="ce15" office:value-type="float" office:value="2019" calcext:value-type="float">
            <text:p>2019</text:p>
          </table:table-cell>
          <table:table-cell table:style-name="ce13" office:value-type="string" calcext:value-type="string">
            <text:p>2D, 미스테리 어드벤처</text:p>
          </table:table-cell>
          <table:table-cell table:number-columns-repeated="2" table:style-name="ce9" office:value-type="string" calcext:value-type="string">
            <text:p>Studio Sott</text:p>
          </table:table-cell>
          <table:table-cell table:style-name="ce34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8" office:value-type="string" calcext:value-type="string">
            <text:p>in My MIND.</text:p>
          </table:table-cell>
          <table:table-cell table:style-name="ce8" office:value-type="string" calcext:value-type="string">
            <text:p><text:a xlink:href="https://store.steampowered.com/app/859370/in_My_MIND/" xlink:type="simple">https://store.steampowered.com/app/859370/in_My_MIND/</text:a></text:p>
          </table:table-cell>
          <table:table-cell table:style-name="ce13" office:value-type="float" office:value="2018" calcext:value-type="float">
            <text:p>2018</text:p>
          </table:table-cell>
          <table:table-cell table:style-name="ce13" office:value-type="string" calcext:value-type="string">
            <text:p>슈팅</text:p>
          </table:table-cell>
          <table:table-cell table:style-name="ce8" office:value-type="string" calcext:value-type="string">
            <text:p>P.S.B (iNsOoL)</text:p>
          </table:table-cell>
          <table:table-cell table:style-name="ce8" office:value-type="string" calcext:value-type="string">
            <text:p>PsychoFlux Entertainment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8" office:value-type="string" calcext:value-type="string">
            <text:p>Infinite Sunshine Dust</text:p>
          </table:table-cell>
          <table:table-cell table:style-name="ce8" office:value-type="string" calcext:value-type="string">
            <text:p><text:a xlink:href="https://store.steampowered.com/app/673810/Infinite_Sunshine_Dust/" xlink:type="simple">https://store.steampowered.com/app/673810/Infinite_Sunshine_Dust/</text:a></text:p>
          </table:table-cell>
          <table:table-cell table:style-name="ce13" office:value-type="float" office:value="2018" calcext:value-type="float">
            <text:p>2018</text:p>
          </table:table-cell>
          <table:table-cell table:style-name="ce13" office:value-type="string" calcext:value-type="string">
            <text:p>공포, 어드벤처</text:p>
          </table:table-cell>
          <table:table-cell table:number-columns-repeated="2" table:style-name="ce8" office:value-type="string" calcext:value-type="string">
            <text:p>Kena MAKF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9" office:value-type="string" calcext:value-type="string">
            <text:p>Kill The Crows</text:p>
          </table:table-cell>
          <table:table-cell table:style-name="ce9" office:value-type="string" calcext:value-type="string">
            <text:p><text:a xlink:href="https://store.steampowered.com/app/2441270/Kill_The_Crows/" xlink:type="simple">https://store.steampowered.com/app/2441270/Kill_The_Crows/</text:a></text:p>
          </table:table-cell>
          <table:table-cell table:style-name="ce15" office:value-type="float" office:value="2023" calcext:value-type="float">
            <text:p>2023</text:p>
          </table:table-cell>
          <table:table-cell table:style-name="ce13" office:value-type="string" calcext:value-type="string">
            <text:p>탑다운 슈팅</text:p>
          </table:table-cell>
          <table:table-cell table:number-columns-repeated="2" table:style-name="ce9" office:value-type="string" calcext:value-type="string">
            <text:p>5minlab Corp.</text:p>
          </table:table-cell>
          <table:table-cell table:style-name="ce34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9" office:value-type="string" calcext:value-type="string">
            <text:p>Legal Dungeon</text:p>
          </table:table-cell>
          <table:table-cell table:style-name="ce9" office:value-type="string" calcext:value-type="string">
            <text:p><text:a xlink:href="https://store.steampowered.com/app/1013750/Legal_Dungeon/" xlink:type="simple">https://store.steampowered.com/app/1013750/Legal_Dungeon/</text:a></text:p>
          </table:table-cell>
          <table:table-cell table:style-name="ce15" office:value-type="float" office:value="2019" calcext:value-type="float">
            <text:p>2019</text:p>
          </table:table-cell>
          <table:table-cell table:style-name="ce13" office:value-type="string" calcext:value-type="string">
            <text:p>시뮬레이션, 어드벤처</text:p>
          </table:table-cell>
          <table:table-cell table:number-columns-repeated="2" table:style-name="ce9" office:value-type="string" calcext:value-type="string">
            <text:p>Somi</text:p>
          </table:table-cell>
          <table:table-cell table:style-name="ce34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9" office:value-type="string" calcext:value-type="string">
            <text:p>Library Of Ruina</text:p>
          </table:table-cell>
          <table:table-cell table:style-name="ce9" office:value-type="string" calcext:value-type="string">
            <text:p><text:a xlink:href="https://store.steampowered.com/app/1256670/Library_Of_Ruina" xlink:type="simple">https://store.steampowered.com/app/1256670/Library_Of_Ruina</text:a></text:p>
          </table:table-cell>
          <table:table-cell table:style-name="ce15" office:value-type="float" office:value="2021" calcext:value-type="float">
            <text:p>2021</text:p>
          </table:table-cell>
          <table:table-cell table:style-name="ce13" office:value-type="string" calcext:value-type="string">
            <text:p>도서관 배틀 시뮬레이션</text:p>
          </table:table-cell>
          <table:table-cell table:number-columns-repeated="2" table:style-name="ce9" office:value-type="string" calcext:value-type="string">
            <text:p>ProjectMoon</text:p>
          </table:table-cell>
          <table:table-cell table:style-name="ce34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9" office:value-type="string" calcext:value-type="string">
            <text:p>Lobotomy Corporation | Monster Management Simulation</text:p>
          </table:table-cell>
          <table:table-cell table:style-name="ce9" office:value-type="string" calcext:value-type="string">
            <text:p><text:a xlink:href="https://store.steampowered.com/app/568220/Lobotomy_Corporation__Monster_Management_Simulation/" xlink:type="simple">https://store.steampowered.com/app/568220/Lobotomy_Corporation__Monster_Management_Simulation/</text:a></text:p>
          </table:table-cell>
          <table:table-cell table:style-name="ce15" office:value-type="float" office:value="2018" calcext:value-type="float">
            <text:p>2018</text:p>
          </table:table-cell>
          <table:table-cell table:style-name="ce13" office:value-type="string" calcext:value-type="string">
            <text:p>괴물 관리, 로그라이트, 시뮬레이션</text:p>
          </table:table-cell>
          <table:table-cell table:number-columns-repeated="2" table:style-name="ce9" office:value-type="string" calcext:value-type="string">
            <text:p>ProjectMoon</text:p>
          </table:table-cell>
          <table:table-cell table:style-name="ce34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9" office:value-type="string" calcext:value-type="string">
            <text:p>Lost Eidolons</text:p>
          </table:table-cell>
          <table:table-cell table:style-name="ce9" office:value-type="string" calcext:value-type="string">
            <text:p><text:a xlink:href="https://store.steampowered.com/app/1580520/Lost_Eidolons/" xlink:type="simple">https://store.steampowered.com/app/1580520/Lost_Eidolons/</text:a></text:p>
          </table:table-cell>
          <table:table-cell table:style-name="ce15" office:value-type="float" office:value="2022" calcext:value-type="float">
            <text:p>2022</text:p>
          </table:table-cell>
          <table:table-cell table:style-name="ce13" office:value-type="string" calcext:value-type="string">
            <text:p>턴제, SRPG</text:p>
          </table:table-cell>
          <table:table-cell table:number-columns-repeated="2" table:style-name="ce9" office:value-type="string" calcext:value-type="string">
            <text:p>Ocean Drive Studio, Inc.</text:p>
          </table:table-cell>
          <table:table-cell table:style-name="ce34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8" office:value-type="string" calcext:value-type="string">
            <text:p>Lost Ruins</text:p>
          </table:table-cell>
          <table:table-cell table:style-name="ce8" office:value-type="string" calcext:value-type="string">
            <text:p><text:a xlink:href="https://store.steampowered.com/app/1306630/Lost_Ruins/" xlink:type="simple">https://store.steampowered.com/app/1306630/Lost_Ruins/</text:a></text:p>
          </table:table-cell>
          <table:table-cell table:style-name="ce13" office:value-type="float" office:value="2021" calcext:value-type="float">
            <text:p>2021</text:p>
          </table:table-cell>
          <table:table-cell table:style-name="ce13" office:value-type="string" calcext:value-type="string">
            <text:p>2D, 횡스크롤, 생존, 액션</text:p>
          </table:table-cell>
          <table:table-cell table:style-name="ce8" office:value-type="string" calcext:value-type="string">
            <text:p>ALTARI GAMES</text:p>
          </table:table-cell>
          <table:table-cell table:style-name="ce8" office:value-type="string" calcext:value-type="string">
            <text:p>DANGEN Entertainment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8" office:value-type="string" calcext:value-type="string">
            <text:p>Metal Unit</text:p>
          </table:table-cell>
          <table:table-cell table:style-name="ce8" office:value-type="string" calcext:value-type="string">
            <text:p><text:a xlink:href="https://store.steampowered.com/app/1173200/Metal_Unit/" xlink:type="simple">https://store.steampowered.com/app/1173200/Metal_Unit/</text:a></text:p>
          </table:table-cell>
          <table:table-cell table:style-name="ce13" office:value-type="float" office:value="2021" calcext:value-type="float">
            <text:p>2021</text:p>
          </table:table-cell>
          <table:table-cell table:style-name="ce13" office:value-type="string" calcext:value-type="string">
            <text:p>액션, 플랫폼, 로그라이트</text:p>
          </table:table-cell>
          <table:table-cell table:style-name="ce8" office:value-type="string" calcext:value-type="string">
            <text:p>JellySnow Studio</text:p>
          </table:table-cell>
          <table:table-cell table:style-name="ce8" office:value-type="string" calcext:value-type="string">
            <text:p>NEOWIZ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8" office:value-type="string" calcext:value-type="string">
            <text:p>Moonlight thief</text:p>
          </table:table-cell>
          <table:table-cell table:style-name="ce8" office:value-type="string" calcext:value-type="string">
            <text:p><text:a xlink:href="https://store.steampowered.com/app/1006830/Moonlight_thief/" xlink:type="simple">https://store.steampowered.com/app/1006830/Moonlight_thief/</text:a></text:p>
          </table:table-cell>
          <table:table-cell table:style-name="ce13" office:value-type="float" office:value="2019" calcext:value-type="float">
            <text:p>2019</text:p>
          </table:table-cell>
          <table:table-cell table:style-name="ce13" office:value-type="string" calcext:value-type="string">
            <text:p>탑뷰, 액션, 잠입, 추리</text:p>
          </table:table-cell>
          <table:table-cell table:number-columns-repeated="2" table:style-name="ce8" office:value-type="string" calcext:value-type="string">
            <text:p>Alpheratz*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8" office:value-type="string" calcext:value-type="string">
            <text:p>NEOVERSE</text:p>
          </table:table-cell>
          <table:table-cell table:style-name="ce8" office:value-type="string" calcext:value-type="string">
            <text:p><text:a xlink:href="https://store.steampowered.com/app/994220/NEOVERSE/" xlink:type="simple">https://store.steampowered.com/app/994220/NEOVERSE/</text:a></text:p>
          </table:table-cell>
          <table:table-cell table:style-name="ce13" office:value-type="float" office:value="2020" calcext:value-type="float">
            <text:p>2020</text:p>
          </table:table-cell>
          <table:table-cell table:style-name="ce13" office:value-type="string" calcext:value-type="string">
            <text:p>덱빌딩, 전략, 액션, 로그라이트</text:p>
          </table:table-cell>
          <table:table-cell table:number-columns-repeated="2" table:style-name="ce8" office:value-type="string" calcext:value-type="string">
            <text:p>Tinogames Inc.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9" office:value-type="string" calcext:value-type="string">
            <text:p>Night of the Dead</text:p>
          </table:table-cell>
          <table:table-cell table:style-name="ce9" office:value-type="string" calcext:value-type="string">
            <text:p><text:a xlink:href="https://store.steampowered.com/app/1377380/Night_of_the_Dead/" xlink:type="simple">https://store.steampowered.com/app/1377380/Night_of_the_Dead/</text:a></text:p>
          </table:table-cell>
          <table:table-cell table:style-name="ce15" office:value-type="float" office:value="2020" calcext:value-type="float">
            <text:p>2020</text:p>
          </table:table-cell>
          <table:table-cell table:style-name="ce13" office:value-type="string" calcext:value-type="string">
            <text:p>생존, 기지건설</text:p>
          </table:table-cell>
          <table:table-cell table:number-columns-repeated="2" table:style-name="ce9" office:value-type="string" calcext:value-type="string">
            <text:p>jacktostudios</text:p>
          </table:table-cell>
          <table:table-cell table:style-name="ce34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x</text:p>
          </table:table-cell>
          <table:table-cell table:style-name="ce8"/>
          <table:table-cell table:style-name="ce8" office:value-type="string" calcext:value-type="string">
            <text:p>Ninja Issen (忍者一閃)</text:p>
          </table:table-cell>
          <table:table-cell table:style-name="ce8" office:value-type="string" calcext:value-type="string">
            <text:p><text:a xlink:href="https://store.steampowered.com/app/1714550/Ninja_Issen/" xlink:type="simple">https://store.steampowered.com/app/1714550/Ninja_Issen/</text:a>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닌자 액션</text:p>
          </table:table-cell>
          <table:table-cell table:style-name="ce8" office:value-type="string" calcext:value-type="string">
            <text:p>ASTEROID-J</text:p>
          </table:table-cell>
          <table:table-cell table:style-name="ce8" office:value-type="string" calcext:value-type="string">
            <text:p>CFK Co., Ltd.</text:p>
          </table:table-cell>
          <table:table-cell table:style-name="ce33"/>
          <table:table-cell table:style-name="ce35" office:value-type="string" calcext:value-type="string">
            <text:p>플레이 가능 버전 미 공개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9" office:value-type="string" calcext:value-type="string">
            <text:p>No Umbrellas Allowed</text:p>
          </table:table-cell>
          <table:table-cell table:style-name="ce9" office:value-type="string" calcext:value-type="string">
            <text:p><text:a xlink:href="https://store.steampowered.com/app/1301390/No_Umbrellas_Allowed/" xlink:type="simple">https://store.steampowered.com/app/1301390/No_Umbrellas_Allowed/</text:a></text:p>
          </table:table-cell>
          <table:table-cell table:style-name="ce15" office:value-type="float" office:value="2021" calcext:value-type="float">
            <text:p>2021</text:p>
          </table:table-cell>
          <table:table-cell table:style-name="ce13" office:value-type="string" calcext:value-type="string">
            <text:p>상점 운영 시뮬레이션</text:p>
          </table:table-cell>
          <table:table-cell table:number-columns-repeated="2" table:style-name="ce9" office:value-type="string" calcext:value-type="string">
            <text:p>Hoochoo Game Studios</text:p>
          </table:table-cell>
          <table:table-cell table:style-name="ce34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8" office:value-type="string" calcext:value-type="string">
            <text:p>One Day : The Sun Disappeared</text:p>
          </table:table-cell>
          <table:table-cell table:style-name="ce8" office:value-type="string" calcext:value-type="string">
            <text:p><text:a xlink:href="https://store.steampowered.com/app/492610/One_Day__The_Sun_Disappeared/" xlink:type="simple">https://store.steampowered.com/app/492610/One_Day__The_Sun_Disappeared/</text:a></text:p>
          </table:table-cell>
          <table:table-cell table:style-name="ce13" office:value-type="float" office:value="2016" calcext:value-type="float">
            <text:p>2016</text:p>
          </table:table-cell>
          <table:table-cell table:style-name="ce13" office:value-type="string" calcext:value-type="string">
            <text:p>2D, 액션, 플랫폼, RPG</text:p>
          </table:table-cell>
          <table:table-cell table:number-columns-repeated="2" table:style-name="ce8" office:value-type="string" calcext:value-type="string">
            <text:p>Teemo Soft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8" office:value-type="string" calcext:value-type="string">
            <text:p>PLUTONIUM</text:p>
          </table:table-cell>
          <table:table-cell table:style-name="ce8" office:value-type="string" calcext:value-type="string">
            <text:p><text:a xlink:href="https://store.steampowered.com/app/634700/PLUTONIUM/" xlink:type="simple">https://store.steampowered.com/app/634700/PLUTONIUM/</text:a></text:p>
          </table:table-cell>
          <table:table-cell table:style-name="ce13" office:value-type="float" office:value="2017" calcext:value-type="float">
            <text:p>2017</text:p>
          </table:table-cell>
          <table:table-cell table:style-name="ce13" office:value-type="string" calcext:value-type="string">
            <text:p>2D, 어드벤처</text:p>
          </table:table-cell>
          <table:table-cell table:number-columns-repeated="2" table:style-name="ce8" office:value-type="string" calcext:value-type="string">
            <text:p>Ch.ZBK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8" office:value-type="string" calcext:value-type="string">
            <text:p>PUBG: BATTLEGROUNDS</text:p>
          </table:table-cell>
          <table:table-cell table:style-name="ce8" office:value-type="string" calcext:value-type="string">
            <text:p><text:a xlink:href="https://store.steampowered.com/app/578080/PUBG_BATTLEGROUNDS/" xlink:type="simple">https://store.steampowered.com/app/578080/PUBG_BATTLEGROUNDS/</text:a></text:p>
          </table:table-cell>
          <table:table-cell table:style-name="ce13" office:value-type="float" office:value="2017" calcext:value-type="float">
            <text:p>2017</text:p>
          </table:table-cell>
          <table:table-cell table:style-name="ce13" office:value-type="string" calcext:value-type="string">
            <text:p>배틀로얄 건플레이</text:p>
          </table:table-cell>
          <table:table-cell table:number-columns-repeated="2" table:style-name="ce8" office:value-type="string" calcext:value-type="string">
            <text:p>KRAFTON, Inc.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9" office:value-type="string" calcext:value-type="string">
            <text:p>Rabbit Hole 3D: Steam Edition</text:p>
          </table:table-cell>
          <table:table-cell table:style-name="ce9" office:value-type="string" calcext:value-type="string">
            <text:p><text:a xlink:href="https://store.steampowered.com/app/283660/Rabbit_Hole_3D_Steam_Edition/" xlink:type="simple">https://store.steampowered.com/app/283660/Rabbit_Hole_3D_Steam_Edition/</text:a></text:p>
          </table:table-cell>
          <table:table-cell table:style-name="ce15" office:value-type="float" office:value="2014" calcext:value-type="float">
            <text:p>2014</text:p>
          </table:table-cell>
          <table:table-cell table:style-name="ce13" office:value-type="string" calcext:value-type="string">
            <text:p>퍼즐</text:p>
          </table:table-cell>
          <table:table-cell table:style-name="ce9" office:value-type="string" calcext:value-type="string">
            <text:p>Somi</text:p>
          </table:table-cell>
          <table:table-cell table:style-name="ce9" office:value-type="string" calcext:value-type="string">
            <text:p>Zero Rock Entertainment</text:p>
          </table:table-cell>
          <table:table-cell table:style-name="ce34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8" office:value-type="string" calcext:value-type="string">
            <text:p>RaidTitans</text:p>
          </table:table-cell>
          <table:table-cell table:style-name="ce8" office:value-type="string" calcext:value-type="string">
            <text:p><text:a xlink:href="https://store.steampowered.com/app/1203140/RaidTitans/" xlink:type="simple">https://store.steampowered.com/app/1203140/RaidTitans/</text:a></text:p>
          </table:table-cell>
          <table:table-cell table:style-name="ce13" office:value-type="float" office:value="2020" calcext:value-type="float">
            <text:p>2020</text:p>
          </table:table-cell>
          <table:table-cell table:style-name="ce13" office:value-type="string" calcext:value-type="string">
            <text:p>실시간 전략 RPG</text:p>
          </table:table-cell>
          <table:table-cell table:number-columns-repeated="2" table:style-name="ce8" office:value-type="string" calcext:value-type="string">
            <text:p>RainbowStudio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8" office:value-type="string" calcext:value-type="string">
            <text:p>Ratopia</text:p>
          </table:table-cell>
          <table:table-cell table:style-name="ce8" office:value-type="string" calcext:value-type="string">
            <text:p><text:a xlink:href="https://store.steampowered.com/app/2244130/Ratopia/" xlink:type="simple">https://store.steampowered.com/app/2244130/Ratopia/</text:a></text:p>
          </table:table-cell>
          <table:table-cell table:style-name="ce13" office:value-type="string" calcext:value-type="string">
            <text:p>2023Q4 예정</text:p>
          </table:table-cell>
          <table:table-cell table:style-name="ce13" office:value-type="string" calcext:value-type="string">
            <text:p>경제 전략 서바이벌, 샌드박스, 도시건설</text:p>
          </table:table-cell>
          <table:table-cell table:number-columns-repeated="2" table:style-name="ce8" office:value-type="string" calcext:value-type="string">
            <text:p>Cassel Games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9" office:value-type="string" calcext:value-type="string">
            <text:p>Ratropolis</text:p>
          </table:table-cell>
          <table:table-cell table:style-name="ce9" office:value-type="string" calcext:value-type="string">
            <text:p><text:a xlink:href="https://store.steampowered.com/app/1108370/Ratropolis/" xlink:type="simple">https://store.steampowered.com/app/1108370/Ratropolis/</text:a></text:p>
          </table:table-cell>
          <table:table-cell table:style-name="ce15" office:value-type="float" office:value="2020" calcext:value-type="float">
            <text:p>2020</text:p>
          </table:table-cell>
          <table:table-cell table:style-name="ce13" office:value-type="string" calcext:value-type="string">
            <text:p>덱빌딩, 타워 디펜스</text:p>
          </table:table-cell>
          <table:table-cell table:number-columns-repeated="2" table:style-name="ce9" office:value-type="string" calcext:value-type="string">
            <text:p>Cassel Games</text:p>
          </table:table-cell>
          <table:table-cell table:style-name="ce34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9" office:value-type="string" calcext:value-type="string">
            <text:p>RemiLore: Lost Girl in the Lands of Lore</text:p>
          </table:table-cell>
          <table:table-cell table:style-name="ce9" office:value-type="string" calcext:value-type="string">
            <text:p><text:a xlink:href="https://store.steampowered.com/app/995240/RemiLore_Lost_Girl_in_the_Lands_of_Lore/" xlink:type="simple">https://store.steampowered.com/app/995240/RemiLore_Lost_Girl_in_the_Lands_of_Lore/</text:a></text:p>
          </table:table-cell>
          <table:table-cell table:style-name="ce15" office:value-type="float" office:value="2019" calcext:value-type="float">
            <text:p>2019</text:p>
          </table:table-cell>
          <table:table-cell table:style-name="ce13" office:value-type="string" calcext:value-type="string">
            <text:p>액션, 로그라이크</text:p>
          </table:table-cell>
          <table:table-cell table:style-name="ce9" office:value-type="string" calcext:value-type="string">
            <text:p>Pixellore Inc, REMIMORY</text:p>
          </table:table-cell>
          <table:table-cell table:style-name="ce9" office:value-type="string" calcext:value-type="string">
            <text:p>Nicalis, Inc.</text:p>
          </table:table-cell>
          <table:table-cell table:style-name="ce34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9" office:value-type="string" calcext:value-type="string">
            <text:p>Replica</text:p>
          </table:table-cell>
          <table:table-cell table:style-name="ce9" office:value-type="string" calcext:value-type="string">
            <text:p><text:a xlink:href="https://store.steampowered.com/app/496890/Replica/" xlink:type="simple">https://store.steampowered.com/app/496890/Replica/</text:a></text:p>
          </table:table-cell>
          <table:table-cell table:style-name="ce15" office:value-type="float" office:value="2016" calcext:value-type="float">
            <text:p>2016</text:p>
          </table:table-cell>
          <table:table-cell table:style-name="ce13" office:value-type="string" calcext:value-type="string">
            <text:p>퍼즐, 공포, 어드벤처</text:p>
          </table:table-cell>
          <table:table-cell table:style-name="ce9" office:value-type="string" calcext:value-type="string">
            <text:p>Somi</text:p>
          </table:table-cell>
          <table:table-cell table:style-name="ce9" office:value-type="string" calcext:value-type="string">
            <text:p>Somi, Zero Rock Entertainment</text:p>
          </table:table-cell>
          <table:table-cell table:style-name="ce34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9" office:value-type="string" calcext:value-type="string">
            <text:p>RETSNOM</text:p>
          </table:table-cell>
          <table:table-cell table:style-name="ce9" office:value-type="string" calcext:value-type="string">
            <text:p><text:a xlink:href="https://store.steampowered.com/app/382920/RETSNOM/" xlink:type="simple">https://store.steampowered.com/app/382920/RETSNOM/</text:a></text:p>
          </table:table-cell>
          <table:table-cell table:style-name="ce15" office:value-type="float" office:value="2015" calcext:value-type="float">
            <text:p>2015</text:p>
          </table:table-cell>
          <table:table-cell table:style-name="ce13" office:value-type="string" calcext:value-type="string">
            <text:p>퍼즐, 플랫폼</text:p>
          </table:table-cell>
          <table:table-cell table:style-name="ce9" office:value-type="string" calcext:value-type="string">
            <text:p>Somi</text:p>
          </table:table-cell>
          <table:table-cell table:style-name="ce9" office:value-type="string" calcext:value-type="string">
            <text:p>Zero Rock Entertainment</text:p>
          </table:table-cell>
          <table:table-cell table:style-name="ce34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9" office:value-type="string" calcext:value-type="string">
            <text:p>Riffle Effect</text:p>
          </table:table-cell>
          <table:table-cell table:style-name="ce9" office:value-type="string" calcext:value-type="string">
            <text:p><text:a xlink:href="https://store.steampowered.com/app/1479400/Riffle_Effect/" xlink:type="simple">https://store.steampowered.com/app/1479400/Riffle_Effect/</text:a></text:p>
          </table:table-cell>
          <table:table-cell table:style-name="ce15" office:value-type="float" office:value="2023" calcext:value-type="float">
            <text:p>2023</text:p>
          </table:table-cell>
          <table:table-cell table:style-name="ce13" office:value-type="string" calcext:value-type="string">
            <text:p>3인칭슈팅, 액션</text:p>
          </table:table-cell>
          <table:table-cell table:style-name="ce9" office:value-type="string" calcext:value-type="string">
            <text:p>OutsiderKids Corp.</text:p>
          </table:table-cell>
          <table:table-cell table:style-name="ce9" office:value-type="string" calcext:value-type="string">
            <text:p>HIKE Inc.</text:p>
          </table:table-cell>
          <table:table-cell table:style-name="ce34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9" office:value-type="string" calcext:value-type="string">
            <text:p>Rocco's Island: Ring to End the Pain</text:p>
          </table:table-cell>
          <table:table-cell table:style-name="ce9" office:value-type="string" calcext:value-type="string">
            <text:p><text:a xlink:href="https://store.steampowered.com/app/1394480/Roccos_Island_Ring_to_End_the_Pain/" xlink:type="simple">https://store.steampowered.com/app/1394480/Roccos_Island_Ring_to_End_the_Pain/</text:a></text:p>
          </table:table-cell>
          <table:table-cell table:style-name="ce15" office:value-type="float" office:value="2022" calcext:value-type="float">
            <text:p>2022</text:p>
          </table:table-cell>
          <table:table-cell table:style-name="ce13" office:value-type="string" calcext:value-type="string">
            <text:p>2D, 포인트앤클릭, 퍼즐, 어드벤처</text:p>
          </table:table-cell>
          <table:table-cell table:number-columns-repeated="2" table:style-name="ce9" office:value-type="string" calcext:value-type="string">
            <text:p>Cogoo</text:p>
          </table:table-cell>
          <table:table-cell table:style-name="ce34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8" office:value-type="string" calcext:value-type="string">
            <text:p>Rooms: The Main Building</text:p>
          </table:table-cell>
          <table:table-cell table:style-name="ce8" office:value-type="string" calcext:value-type="string">
            <text:p><text:a xlink:href="https://store.steampowered.com/app/304500/Rooms_The_Main_Building/" xlink:type="simple">https://store.steampowered.com/app/304500/Rooms_The_Main_Building/</text:a></text:p>
          </table:table-cell>
          <table:table-cell table:style-name="ce13" office:value-type="float" office:value="2014" calcext:value-type="float">
            <text:p>2014</text:p>
          </table:table-cell>
          <table:table-cell table:style-name="ce13" office:value-type="string" calcext:value-type="string">
            <text:p>퍼즐</text:p>
          </table:table-cell>
          <table:table-cell table:style-name="ce8" office:value-type="string" calcext:value-type="string">
            <text:p>HandMade Game</text:p>
          </table:table-cell>
          <table:table-cell table:style-name="ce8" office:value-type="string" calcext:value-type="string">
            <text:p>Zero Rock Entertainment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8" office:value-type="string" calcext:value-type="string">
            <text:p>ROOMS: The Toymaker's Mansion</text:p>
          </table:table-cell>
          <table:table-cell table:style-name="ce8" office:value-type="string" calcext:value-type="string">
            <text:p><text:a xlink:href="https://store.steampowered.com/app/331460/ROOMS_The_Toymakers_Mansion/" xlink:type="simple">https://store.steampowered.com/app/331460/ROOMS_The_Toymakers_Mansion/</text:a></text:p>
          </table:table-cell>
          <table:table-cell table:style-name="ce13" office:value-type="float" office:value="2015" calcext:value-type="float">
            <text:p>2015</text:p>
          </table:table-cell>
          <table:table-cell table:style-name="ce13" office:value-type="string" calcext:value-type="string">
            <text:p>퍼즐</text:p>
          </table:table-cell>
          <table:table-cell table:number-columns-repeated="2" table:style-name="ce8" office:value-type="string" calcext:value-type="string">
            <text:p>HandMade Game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9" office:value-type="string" calcext:value-type="string">
            <text:p>Sally's Law</text:p>
          </table:table-cell>
          <table:table-cell table:style-name="ce9" office:value-type="string" calcext:value-type="string">
            <text:p><text:a xlink:href="https://store.steampowered.com/app/512230/Sallys_Law/" xlink:type="simple">https://store.steampowered.com/app/512230/Sallys_Law/</text:a></text:p>
          </table:table-cell>
          <table:table-cell table:style-name="ce15" office:value-type="float" office:value="2016" calcext:value-type="float">
            <text:p>2016</text:p>
          </table:table-cell>
          <table:table-cell table:style-name="ce13" office:value-type="string" calcext:value-type="string">
            <text:p>퍼즐, 플랫폼</text:p>
          </table:table-cell>
          <table:table-cell table:number-columns-repeated="2" table:style-name="ce9" office:value-type="string" calcext:value-type="string">
            <text:p>Nanali Studios</text:p>
          </table:table-cell>
          <table:table-cell table:style-name="ce34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9" office:value-type="string" calcext:value-type="string">
            <text:p>Scarlet Hood and the Wicked Wood</text:p>
          </table:table-cell>
          <table:table-cell table:style-name="ce9" office:value-type="string" calcext:value-type="string">
            <text:p><text:a xlink:href="https://store.steampowered.com/app/1141120/Scarlet_Hood_and_the_Wicked_Wood/" xlink:type="simple">https://store.steampowered.com/app/1141120/Scarlet_Hood_and_the_Wicked_Wood/</text:a></text:p>
          </table:table-cell>
          <table:table-cell table:style-name="ce15" office:value-type="float" office:value="2021" calcext:value-type="float">
            <text:p>2021</text:p>
          </table:table-cell>
          <table:table-cell table:style-name="ce13" office:value-type="string" calcext:value-type="string">
            <text:p>퍼즐, 어드벤처</text:p>
          </table:table-cell>
          <table:table-cell table:style-name="ce9" office:value-type="string" calcext:value-type="string">
            <text:p>Devespresso Games</text:p>
          </table:table-cell>
          <table:table-cell table:style-name="ce9" office:value-type="string" calcext:value-type="string">
            <text:p>Headup, WhisperGames</text:p>
          </table:table-cell>
          <table:table-cell table:style-name="ce34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9" office:value-type="string" calcext:value-type="string">
            <text:p>Skul: The Hero Slayer</text:p>
          </table:table-cell>
          <table:table-cell table:style-name="ce9" office:value-type="string" calcext:value-type="string">
            <text:p><text:a xlink:href="https://store.steampowered.com/app/1147560/Skul_The_Hero_Slayer/" xlink:type="simple">https://store.steampowered.com/app/1147560/Skul_The_Hero_Slayer/</text:a></text:p>
          </table:table-cell>
          <table:table-cell table:style-name="ce15" office:value-type="float" office:value="2021" calcext:value-type="float">
            <text:p>2021</text:p>
          </table:table-cell>
          <table:table-cell table:style-name="ce13" office:value-type="string" calcext:value-type="string">
            <text:p>2D, 로그라이트, 액션, 플랫포머</text:p>
          </table:table-cell>
          <table:table-cell table:style-name="ce9" office:value-type="string" calcext:value-type="string">
            <text:p>Southpaw Games Co., Ltd.</text:p>
          </table:table-cell>
          <table:table-cell table:style-name="ce9" office:value-type="string" calcext:value-type="string">
            <text:p>NEOWIZ</text:p>
          </table:table-cell>
          <table:table-cell table:style-name="ce34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9" office:value-type="string" calcext:value-type="string">
            <text:p>SMASHING THE BATTLE</text:p>
          </table:table-cell>
          <table:table-cell table:style-name="ce9" office:value-type="string" calcext:value-type="string">
            <text:p><text:a xlink:href="https://store.steampowered.com/app/467930/SMASHING_THE_BATTLE/" xlink:type="simple">https://store.steampowered.com/app/467930/SMASHING_THE_BATTLE/</text:a></text:p>
          </table:table-cell>
          <table:table-cell table:style-name="ce15" office:value-type="float" office:value="2016" calcext:value-type="float">
            <text:p>2016</text:p>
          </table:table-cell>
          <table:table-cell table:style-name="ce13" office:value-type="string" calcext:value-type="string">
            <text:p>핵앤슬래시</text:p>
          </table:table-cell>
          <table:table-cell table:style-name="ce9" office:value-type="string" calcext:value-type="string">
            <text:p>Action Square(Studio HG)</text:p>
          </table:table-cell>
          <table:table-cell table:style-name="ce9" office:value-type="string" calcext:value-type="string">
            <text:p>Action Square</text:p>
          </table:table-cell>
          <table:table-cell table:style-name="ce34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9" office:value-type="string" calcext:value-type="string">
            <text:p>Smilemo</text:p>
          </table:table-cell>
          <table:table-cell table:style-name="ce9" office:value-type="string" calcext:value-type="string">
            <text:p><text:a xlink:href="https://store.steampowered.com/app/1933700/Smilemo/" xlink:type="simple">https://store.steampowered.com/app/1933700/Smilemo/</text:a></text:p>
          </table:table-cell>
          <table:table-cell table:style-name="ce15" office:value-type="float" office:value="2022" calcext:value-type="float">
            <text:p>2022</text:p>
          </table:table-cell>
          <table:table-cell table:style-name="ce13" office:value-type="string" calcext:value-type="string">
            <text:p>액션, 어드벤쳐, 플랫포머, 2D</text:p>
          </table:table-cell>
          <table:table-cell table:style-name="ce9" office:value-type="string" calcext:value-type="string">
            <text:p>REXECHO</text:p>
          </table:table-cell>
          <table:table-cell table:style-name="ce9" office:value-type="string" calcext:value-type="string">
            <text:p>CFK Co., Ltd.</text:p>
          </table:table-cell>
          <table:table-cell table:style-name="ce34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8" office:value-type="string" calcext:value-type="string">
            <text:p>Space God</text:p>
          </table:table-cell>
          <table:table-cell table:style-name="ce8" office:value-type="string" calcext:value-type="string">
            <text:p><text:a xlink:href="https://store.steampowered.com/app/637120/Space_God/" xlink:type="simple">https://store.steampowered.com/app/637120/Space_God/</text:a></text:p>
          </table:table-cell>
          <table:table-cell table:style-name="ce13" office:value-type="float" office:value="2018" calcext:value-type="float">
            <text:p>2018</text:p>
          </table:table-cell>
          <table:table-cell table:style-name="ce13" office:value-type="string" calcext:value-type="string">
            <text:p>탑 다운 슈팅</text:p>
          </table:table-cell>
          <table:table-cell table:style-name="ce8" office:value-type="string" calcext:value-type="string">
            <text:p>Jellypig Games</text:p>
          </table:table-cell>
          <table:table-cell table:style-name="ce8" office:value-type="string" calcext:value-type="string">
            <text:p>Jellypig Games, PsychoFlux Entertainment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9" office:value-type="string" calcext:value-type="string">
            <text:p>Subterrain</text:p>
          </table:table-cell>
          <table:table-cell table:style-name="ce9" office:value-type="string" calcext:value-type="string">
            <text:p><text:a xlink:href="https://store.steampowered.com/app/340490/Subterrain/" xlink:type="simple">https://store.steampowered.com/app/340490/Subterrain/</text:a></text:p>
          </table:table-cell>
          <table:table-cell table:style-name="ce15" office:value-type="float" office:value="2016" calcext:value-type="float">
            <text:p>2016</text:p>
          </table:table-cell>
          <table:table-cell table:style-name="ce13" office:value-type="string" calcext:value-type="string">
            <text:p>턴 기반 생존 RPG</text:p>
          </table:table-cell>
          <table:table-cell table:number-columns-repeated="2" table:style-name="ce9" office:value-type="string" calcext:value-type="string">
            <text:p>Pixellore Inc</text:p>
          </table:table-cell>
          <table:table-cell table:style-name="ce34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8" office:value-type="string" calcext:value-type="string">
            <text:p>The Callisto Protocol™</text:p>
          </table:table-cell>
          <table:table-cell table:style-name="ce8" office:value-type="string" calcext:value-type="string">
            <text:p><text:a xlink:href="https://store.steampowered.com/app/1544020/The_Callisto_Protocol/" xlink:type="simple">https://store.steampowered.com/app/1544020/The_Callisto_Protocol/</text:a></text:p>
          </table:table-cell>
          <table:table-cell table:style-name="ce13" office:value-type="float" office:value="2022" calcext:value-type="float">
            <text:p>2022</text:p>
          </table:table-cell>
          <table:table-cell table:style-name="ce13" office:value-type="string" calcext:value-type="string">
            <text:p>SF, 생존, 공포, 3인칭 슈팅</text:p>
          </table:table-cell>
          <table:table-cell table:style-name="ce8" office:value-type="string" calcext:value-type="string">
            <text:p>Striking Distance Studios</text:p>
          </table:table-cell>
          <table:table-cell table:style-name="ce8" office:value-type="string" calcext:value-type="string">
            <text:p>KRAFTON, Inc.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9" office:value-type="string" calcext:value-type="string">
            <text:p>The Coma 2: Vicious Sisters</text:p>
          </table:table-cell>
          <table:table-cell table:style-name="ce9" office:value-type="string" calcext:value-type="string">
            <text:p><text:a xlink:href="https://store.steampowered.com/app/1045720/The_Coma_2_Vicious_Sisters/" xlink:type="simple">https://store.steampowered.com/app/1045720/The_Coma_2_Vicious_Sisters/</text:a></text:p>
          </table:table-cell>
          <table:table-cell table:style-name="ce15" office:value-type="float" office:value="2020" calcext:value-type="float">
            <text:p>2020</text:p>
          </table:table-cell>
          <table:table-cell table:style-name="ce13" office:value-type="string" calcext:value-type="string">
            <text:p>2D, 공포, 어드벤처</text:p>
          </table:table-cell>
          <table:table-cell table:style-name="ce9" office:value-type="string" calcext:value-type="string">
            <text:p>Devespresso Games</text:p>
          </table:table-cell>
          <table:table-cell table:style-name="ce9" office:value-type="string" calcext:value-type="string">
            <text:p>Headup, WhisperGames</text:p>
          </table:table-cell>
          <table:table-cell table:style-name="ce34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9" office:value-type="string" calcext:value-type="string">
            <text:p>The Coma: Recut</text:p>
          </table:table-cell>
          <table:table-cell table:style-name="ce9" office:value-type="string" calcext:value-type="string">
            <text:p><text:a xlink:href="https://store.steampowered.com/app/600090/The_Coma_Recut/" xlink:type="simple">https://store.steampowered.com/app/600090/The_Coma_Recut/</text:a></text:p>
          </table:table-cell>
          <table:table-cell table:style-name="ce15" office:value-type="float" office:value="2017" calcext:value-type="float">
            <text:p>2017</text:p>
          </table:table-cell>
          <table:table-cell table:style-name="ce13" office:value-type="string" calcext:value-type="string">
            <text:p>2D, 공포, 어드벤처</text:p>
          </table:table-cell>
          <table:table-cell table:style-name="ce9" office:value-type="string" calcext:value-type="string">
            <text:p>Devespresso Games</text:p>
          </table:table-cell>
          <table:table-cell table:style-name="ce9" office:value-type="string" calcext:value-type="string">
            <text:p>Headup</text:p>
          </table:table-cell>
          <table:table-cell table:style-name="ce34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9" office:value-type="string" calcext:value-type="string">
            <text:p>The Wake: Mourning Father, Mourning Mother</text:p>
          </table:table-cell>
          <table:table-cell table:style-name="ce9" office:value-type="string" calcext:value-type="string">
            <text:p><text:a xlink:href="https://store.steampowered.com/app/1311540/The_Wake_Mourning_Father_Mourning_Mother/" xlink:type="simple">https://store.steampowered.com/app/1311540/The_Wake_Mourning_Father_Mourning_Mother/</text:a></text:p>
          </table:table-cell>
          <table:table-cell table:style-name="ce15" office:value-type="float" office:value="2020" calcext:value-type="float">
            <text:p>2020</text:p>
          </table:table-cell>
          <table:table-cell table:style-name="ce13" office:value-type="string" calcext:value-type="string">
            <text:p>텍스트, 퍼즐, 어드벤처</text:p>
          </table:table-cell>
          <table:table-cell table:style-name="ce9" office:value-type="string" calcext:value-type="string">
            <text:p>Somi</text:p>
          </table:table-cell>
          <table:table-cell table:style-name="ce9" office:value-type="string" calcext:value-type="string">
            <text:p>Somi, indienova</text:p>
          </table:table-cell>
          <table:table-cell table:style-name="ce34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9" office:value-type="string" calcext:value-type="string">
            <text:p>Unsouled</text:p>
          </table:table-cell>
          <table:table-cell table:style-name="ce9" office:value-type="string" calcext:value-type="string">
            <text:p><text:a xlink:href="https://store.steampowered.com/app/1042920/Unsouled/" xlink:type="simple">https://store.steampowered.com/app/1042920/Unsouled/</text:a></text:p>
          </table:table-cell>
          <table:table-cell table:style-name="ce15" office:value-type="float" office:value="2022" calcext:value-type="float">
            <text:p>2022</text:p>
          </table:table-cell>
          <table:table-cell table:style-name="ce13" office:value-type="string" calcext:value-type="string">
            <text:p>소울라이크, 액션RPG</text:p>
          </table:table-cell>
          <table:table-cell table:style-name="ce9" office:value-type="string" calcext:value-type="string">
            <text:p>Megusta Game</text:p>
          </table:table-cell>
          <table:table-cell table:style-name="ce9" office:value-type="string" calcext:value-type="string">
            <text:p>NEOWIZ</text:p>
          </table:table-cell>
          <table:table-cell table:style-name="ce34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9" office:value-type="string" calcext:value-type="string">
            <text:p>Vambrace: Cold Soul</text:p>
          </table:table-cell>
          <table:table-cell table:style-name="ce9" office:value-type="string" calcext:value-type="string">
            <text:p><text:a xlink:href="https://store.steampowered.com/app/904380/Vambrace_Cold_Soul/" xlink:type="simple">https://store.steampowered.com/app/904380/Vambrace_Cold_Soul/</text:a></text:p>
          </table:table-cell>
          <table:table-cell table:style-name="ce15" office:value-type="float" office:value="2019" calcext:value-type="float">
            <text:p>2019</text:p>
          </table:table-cell>
          <table:table-cell table:style-name="ce13" office:value-type="string" calcext:value-type="string">
            <text:p>로그라이트, 어드벤처</text:p>
          </table:table-cell>
          <table:table-cell table:style-name="ce9" office:value-type="string" calcext:value-type="string">
            <text:p>Devespresso Games</text:p>
          </table:table-cell>
          <table:table-cell table:style-name="ce9" office:value-type="string" calcext:value-type="string">
            <text:p>Headup, WhisperGames</text:p>
          </table:table-cell>
          <table:table-cell table:style-name="ce34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9" office:value-type="string" calcext:value-type="string">
            <text:p>White Day: A Labyrinth Named School</text:p>
          </table:table-cell>
          <table:table-cell table:style-name="ce9" office:value-type="string" calcext:value-type="string">
            <text:p><text:a xlink:href="https://store.steampowered.com/app/466130/White_Day_A_Labyrinth_Named_School/" xlink:type="simple">https://store.steampowered.com/app/466130/White_Day_A_Labyrinth_Named_School/</text:a></text:p>
          </table:table-cell>
          <table:table-cell table:style-name="ce15" office:value-type="float" office:value="2017" calcext:value-type="float">
            <text:p>2017</text:p>
          </table:table-cell>
          <table:table-cell table:style-name="ce13" office:value-type="string" calcext:value-type="string">
            <text:p>1인칭 공포</text:p>
          </table:table-cell>
          <table:table-cell table:style-name="ce9" office:value-type="string" calcext:value-type="string">
            <text:p>SONNORI Corp</text:p>
          </table:table-cell>
          <table:table-cell table:style-name="ce9" office:value-type="string" calcext:value-type="string">
            <text:p>Pqube, SONNORI Corp</text:p>
          </table:table-cell>
          <table:table-cell table:style-name="ce34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8" office:value-type="string" calcext:value-type="string">
            <text:p>White Day2: The Flower That Tells Lies</text:p>
          </table:table-cell>
          <table:table-cell table:style-name="ce8" office:value-type="string" calcext:value-type="string">
            <text:p><text:a xlink:href="https://store.steampowered.com/app/2078040/White_Day2_The_Flower_That_Tells_Lies__EP1/" xlink:type="simple">https://store.steampowered.com/app/2078040/White_Day2_The_Flower_That_Tells_Lies__EP1/</text:a></text:p>
          </table:table-cell>
          <table:table-cell table:style-name="ce13" office:value-type="float" office:value="2023" calcext:value-type="float">
            <text:p>2023</text:p>
          </table:table-cell>
          <table:table-cell table:style-name="ce13" office:value-type="string" calcext:value-type="string">
            <text:p>1인칭 공포</text:p>
          </table:table-cell>
          <table:table-cell table:number-columns-repeated="2" table:style-name="ce8" office:value-type="string" calcext:value-type="string">
            <text:p>Rootnstudio Ltd.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8" office:value-type="string" calcext:value-type="string">
            <text:p>Wicce</text:p>
          </table:table-cell>
          <table:table-cell table:style-name="ce8" office:value-type="string" calcext:value-type="string">
            <text:p><text:a xlink:href="https://store.steampowered.com/app/465130/Wicce/" xlink:type="simple">https://store.steampowered.com/app/465130/Wicce/</text:a></text:p>
          </table:table-cell>
          <table:table-cell table:style-name="ce13" office:value-type="float" office:value="2016" calcext:value-type="float">
            <text:p>2016</text:p>
          </table:table-cell>
          <table:table-cell table:style-name="ce13" office:value-type="string" calcext:value-type="string">
            <text:p>2D, 액션, 플랫폼</text:p>
          </table:table-cell>
          <table:table-cell table:style-name="ce8" office:value-type="string" calcext:value-type="string">
            <text:p>Alpheratz*</text:p>
          </table:table-cell>
          <table:table-cell table:style-name="ce8" office:value-type="string" calcext:value-type="string">
            <text:p>CFK Co., Ltd.</text:p>
          </table:table-cell>
          <table:table-cell table:style-name="ce33"/>
          <table:table-cell table:style-name="ce35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8"/>
          <table:table-cell table:style-name="ce9" office:value-type="string" calcext:value-type="string">
            <text:p>Zelter</text:p>
          </table:table-cell>
          <table:table-cell table:style-name="ce9" office:value-type="string" calcext:value-type="string">
            <text:p><text:a xlink:href="https://store.steampowered.com/app/1193340/Zelter/" xlink:type="simple">https://store.steampowered.com/app/1193340/Zelter/</text:a></text:p>
          </table:table-cell>
          <table:table-cell table:style-name="ce15" office:value-type="float" office:value="2020" calcext:value-type="float">
            <text:p>2020</text:p>
          </table:table-cell>
          <table:table-cell table:style-name="ce13" office:value-type="string" calcext:value-type="string">
            <text:p>포스트아포칼립스, 생존</text:p>
          </table:table-cell>
          <table:table-cell table:style-name="ce9" office:value-type="string" calcext:value-type="string">
            <text:p>G1 Playground</text:p>
          </table:table-cell>
          <table:table-cell table:style-name="ce9" office:value-type="string" calcext:value-type="string">
            <text:p>SuperGG.com</text:p>
          </table:table-cell>
          <table:table-cell table:style-name="ce34"/>
          <table:table-cell table:style-name="ce35"/>
        </table:table-row>
        <table:table-row table:style-name="ro1" table:number-rows-repeated="12">
          <table:table-cell/>
          <table:table-cell table:style-name="ce22" table:number-columns-repeated="3"/>
          <table:table-cell table:style-name="ce29" table:number-columns-repeated="2"/>
          <table:table-cell table:style-name="ce22" table:number-columns-repeated="3"/>
          <table:table-cell/>
        </table:table-row>
        <table:table-row table:style-name="ro1" table:number-rows-repeated="1048457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  <table:database-ranges>
        <table:database-range table:name="game_table" table:target-range-address="list.B85:list.C86" table:on-update-keep-styles="true" table:on-update-keep-size="false"/>
        <table:database-range table:name="__Anonymous_Sheet_DB__0" table:target-range-address="list.B2:list.H102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2" style:font-size-asian="10pt" style:language-asian="ko" style:country-asian="KR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14">0000/00/00</text:date>, <text:time style:data-style-name="N2" text:time-value="21:19:53.268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5.5.2$Windows_X86_64 LibreOffice_project/ca8fe7424262805f223b9a2334bc7181abbcbf5e</meta:generator>
    <dc:date>2023-09-14T21:20:58.146000000</dc:date>
    <meta:editing-duration>PT10H48M46S</meta:editing-duration>
    <meta:editing-cycles>253</meta:editing-cycles>
    <meta:document-statistic meta:table-count="1" meta:cell-count="791" meta:object-count="0"/>
  </office:meta>
</office:document-meta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LibreOffice VBA  *****

Option Explicit


Const StartX = 0
Const StartY = 2

Type Size
    w as Integer
    h as Integer
End Type



Function CalculateSheetActiveArea( sheet as Variant ) as Size
	
	Dim ret as Size
	Dim i, j, h as Integer
	
	'
	' W
	'
	j = sheet.Rows.Count - 1
	For i = StartX to j
		If sheet.getCellByPosition( i, 0 ).String = "" Then
			Exit For
		EndIf
	Next i
	ret.w = i - 1
		
	'
	' H
	'
	j = sheet.Rows.Count - 1
	For i = StartY to j
		If sheet.getCellByPosition( 0, i ).String = "" Then
			Exit For
		EndIf
	Next i
	ret.h = i - 1
	
	'
	' Return
	'
	CalculateSheetActiveArea = ret
	
End Function



Function LoadFile( header_fine_name as String, out_file as Variant )

	'
	' File Open
	'
	Dim file_path as String
	file_path = ( Tools.Strings.DirectoryNameoutofPath(ThisComponent.getURL(),"/" ) &amp; "/" &amp; header_fine_name )
	'MsgBox( file_path )
	
	Dim file_system As Variant
	file_system = CreateScriptService("FileSystem")
	
	Dim header_pf As Variant
	Set header_pf = file_system.OpenTextFile(file_path, file_system.ForReading)
	
	
	'
	'
	'
	out_file.WriteLine( header_pf.ReadAll() )
	
	
	'
	' File Close
	'
	header_pf.CloseFile()
	header_pf = header_pf.Dispose()	

End Function



Function ExportList( sheet as Variant, active_area_h as Integer, key_index as Integer, sub_index as Integer, out_file as Variant )
	
	Dim title, company, result as String
	Dim i, j as Integer
	For i = StartY to active_area_h
    
		'
		' Check Export Flag
		'
		If sheet.getCellByPosition( StartX, i ).String = "x" Then
			GoTo Continue
		EndIf
    	
    	
		'
		' Empty is End
		'
		If sheet.getCellByPosition( key_index, i ).String = "" Then
			Exit For
		EndIf
    	
    	
		'
		' Title : [ Key Title, Sub Title ] or [ Key Title ]
		'
		If sheet.getCellByPosition( sub_index, i ).String = "" Then
			title = _
					"[" _
				&amp; 	sheet.getCellByPosition( key_index, i ).String _
				&amp;	"]"
		Else
			title = _
					"[" _
				&amp; 	sheet.getCellByPosition( key_index, i ).String _
				&amp; 	" | " _
				&amp; 	sheet.getCellByPosition( sub_index, i ).String _
				&amp;	"]"
		EndIf
		
		
		'
		' Company : 개발사, 퍼블리셔 정보가 같다면 하나로 표시한다.
		'
		If sheet.getCellByPosition( 6, i ).String = sheet.getCellByPosition( 7, i ).String Then
			company = sheet.getCellByPosition( 6, i ).String
		Else
			company = sheet.getCellByPosition( 6, i ).String &amp; " | " &amp; sheet.getCellByPosition( 7, i ).String
		EndIf
    	
    	
		'
		' Build Info
		'
		result = _
				"####" _
			&amp; 	" " _
			&amp; 	title _
			&amp; 	"( " _
			&amp;  		sheet.getCellByPosition( 3, i ).String _
			&amp; 	" )" _
			&amp; 	" " _
			&amp;	"( " _
				&amp; 	sheet.getCellByPosition( 4, i ).String _
				&amp; 	" | " &amp; sheet.getCellByPosition( 5, i ).String _
				&amp; 	" | " &amp; company _
			&amp; " )"
    	
    	
		'
		'
		'
		out_file.WriteLine( result )
		'MsgBox( result )
    	
	Continue:
	Next i
	
End Function



Sub Main

	'
	'
	'
	GlobalScope.BasicLibraries.LoadLibrary("Tools") ' for Tools
	GlobalScope.BasicLibraries.LoadLibrary("ScriptForge") ' for FileSystem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
	'
	LoadFile( "header.txt", pf )
	
	
	'
	' Sheet
	'
	Dim sheet as Object
	sheet = ThisComponent.Sheets.getByName( "list" )
    
    
	'
	' Max X, Y
	'
	Dim active_area as Size
	active_area = CalculateSheetActiveArea( sheet )
	MsgBox( "Active Area : " &amp; StartX &amp; " : " &amp; StartY &amp; " ~ " &amp; active_area.w &amp; " : " &amp; active_area.h )
    
    
	'
	' Export List
	'
	On Error GoTo ERROR_END 'Error 발생시 File 해제 용도
	
		'
		'
		'
		Dim range4sort
			range4sort = sheet.getCellRangeByPosition( StartX, StartY, active_area.w, active_area.h )
		
		Dim sort_field(1) as new com.sun.star.util.SortField
			sort_field(0).SortAscending = TRUE
			sort_field(0).FieldType = com.sun.star.util.SortFieldType.ALPHANUMERIC
			sort_field(1).SortAscending = TRUE
			sort_field(1).FieldType = com.sun.star.util.SortFieldType.ALPHANUMERIC
		
		Dim sort_description(0) as new com.sun.star.beans.PropertyValue
			sort_description(0).Name = "SortFields"
			sort_description(0).Value = sort_field()
		
		
		'
		' Write : Korean List
		'
		pf.WriteLine( "## 한국어 제목" &amp; Chr( 10 ) )
			sort_field(0).Field = 1
			sort_field(1).Field = 2
			sort_description(0).Value = sort_field()
			range4sort.Sort( sort_description() )
		ExportList( sheet, active_area.h, 1, 2, pf )
		
		
		pf.WriteLine( Chr( 10 ) &amp; Chr( 10 ) )
		
		
		'
		' Write : Number, English List
		'
		pf.WriteLine( "## 영어 제목" &amp; Chr( 10 ) )
			sort_field(0).Field = 2
			sort_field(1).Field = 1
			sort_description(0).Value = sort_field()
			range4sort.Sort( sort_description() )
		ExportList( sheet, active_area.h, 2, 1, pf )
		
		
		MsgBox( "Success" )
		
		
		'
		' Rollback
		'
		sort_field(0).Field = 1
		sort_field(1).Field = 2
		sort_description(0).Value = sort_field()
		range4sort.Sort( sort_description() )
	
	ERROR_END: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exporter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